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4" style:parent-style-name="Hyperlink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5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8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9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10" style:parent-style-name="DefaultParagraphFont" style:family="text">
      <style:text-properties style:font-name="Liberation Mono" style:font-name-complex="Liberation Mono" fo:font-style="italic" style:font-style-asian="italic" fo:font-size="10pt" style:font-size-asian="10pt" style:font-size-complex="10pt" fo:language="en" fo:country="US"/>
    </style:style>
    <style:style style:name="T11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12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P13" style:parent-style-name="Normal" style:family="paragraph">
      <style:paragraph-properties fo:text-align="center"/>
    </style:style>
    <style:style style:name="T14" style:parent-style-name="Hyperlink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15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P16" style:parent-style-name="Normal" style:family="paragraph">
      <style:paragraph-properties fo:text-align="center"/>
    </style:style>
    <style:style style:name="T17" style:parent-style-name="Hyperlink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T18" style:parent-style-name="DefaultParagraphFont" style:family="text">
      <style:text-properties style:font-name="Liberation Mono" style:font-name-complex="Liberation Mono" fo:font-size="10pt" style:font-size-asian="10pt" style:font-size-complex="10pt" fo:language="en" fo:country="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font-style="italic" style:font-style-asian="italic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style="italic" style:font-style-asian="italic" fo:language="en" fo:country="US"/>
    </style:style>
    <style:style style:name="T31" style:parent-style-name="DefaultParagraphFont" style:family="text">
      <style:text-properties fo:font-style="italic" style:font-style-asian="italic"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font-style="italic" style:font-style-asian="italic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style="italic" style:font-style-asian="italic" fo:language="en" fo:country="US"/>
    </style:style>
    <style:style style:name="T38" style:parent-style-name="DefaultParagraphFont" style:family="text">
      <style:text-properties fo:font-style="italic" style:font-style-asian="italic"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font-style="italic" style:font-style-asian="italic"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font-style="italic" style:font-style-asian="italic"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font-style="italic" style:font-style-asian="italic"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font-style="italic" style:font-style-asian="italic" fo:language="en" fo:country="US"/>
    </style:style>
    <style:style style:name="T50" style:parent-style-name="DefaultParagraphFont" style:family="text">
      <style:text-properties fo:font-style="italic" style:font-style-asian="italic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style="italic" style:font-style-asian="italic" fo:language="en" fo:country="US"/>
    </style:style>
    <style:style style:name="T53" style:parent-style-name="DefaultParagraphFont" style:family="text">
      <style:text-properties fo:font-style="italic" style:font-style-asian="italic"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style="italic" style:font-style-asian="italic"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6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font-style="italic" style:font-style-asian="italic"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font-style="italic" style:font-style-asian="italic" fo:language="en" fo:country="US"/>
    </style:style>
    <style:style style:name="T74" style:parent-style-name="DefaultParagraphFont" style:family="text">
      <style:text-properties fo:font-style="italic" style:font-style-asian="italic"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font-style="italic" style:font-style-asian="italic" fo:language="en" fo:country="US"/>
    </style:style>
    <style:style style:name="T77" style:parent-style-name="DefaultParagraphFont" style:family="text">
      <style:text-properties fo:font-style="italic" style:font-style-asian="italic" fo:language="en" fo:country="US"/>
    </style:style>
    <style:style style:name="T78" style:parent-style-name="DefaultParagraphFont" style:family="text">
      <style:text-properties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font-style="italic" style:font-style-asian="italic" fo:language="en" fo:country="US"/>
    </style:style>
    <style:style style:name="T82" style:parent-style-name="DefaultParagraphFont" style:family="text">
      <style:text-properties fo:font-style="italic" style:font-style-asian="italic"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font-style="italic" style:font-style-asian="italic"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font-style="italic" style:font-style-asian="italic" fo:language="en" fo:country="US"/>
    </style:style>
    <style:style style:name="T94" style:parent-style-name="DefaultParagraphFont" style:family="text">
      <style:text-properties fo:font-style="italic" style:font-style-asian="italic"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font-style="italic" style:font-style-asian="italic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font-style="italic" style:font-style-asian="italic" fo:language="en" fo:country="US"/>
    </style:style>
    <style:style style:name="T100" style:parent-style-name="DefaultParagraphFont" style:family="text">
      <style:text-properties fo:font-style="italic" style:font-style-asian="italic"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font-style="italic" style:font-style-asian="italic" fo:language="en" fo:country="US"/>
    </style:style>
    <style:style style:name="T104" style:parent-style-name="DefaultParagraphFont" style:family="text">
      <style:text-properties fo:font-style="italic" style:font-style-asian="italic"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font-style="italic" style:font-style-asian="italic" fo:language="en" fo:country="US"/>
    </style:style>
    <style:style style:name="T110" style:parent-style-name="DefaultParagraphFont" style:family="text">
      <style:text-properties fo:font-style="italic" style:font-style-asian="italic"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font-style="italic" style:font-style-asian="italic" fo:language="en" fo:country="US"/>
    </style:style>
    <style:style style:name="T116" style:parent-style-name="DefaultParagraphFont" style:family="text">
      <style:text-properties fo:font-style="italic" style:font-style-asian="italic" fo:language="en" fo:country="US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font-style="italic" style:font-style-asian="italic"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font-style="italic" style:font-style-asian="italic" fo:language="en" fo:country="US"/>
    </style:style>
    <style:style style:name="T130" style:parent-style-name="DefaultParagraphFont" style:family="text">
      <style:text-properties fo:font-style="italic" style:font-style-asian="italic"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font-style="italic" style:font-style-asian="italic" fo:language="en" fo:country="US"/>
    </style:style>
    <style:style style:name="P135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T13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3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font-style="italic" style:font-style-asian="italic" fo:language="en" fo:country="US"/>
    </style:style>
    <style:style style:name="T143" style:parent-style-name="DefaultParagraphFont" style:family="text">
      <style:text-properties fo:font-style="italic" style:font-style-asian="italic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font-style="italic" style:font-style-asian="italic" fo:language="en" fo:country="US"/>
    </style:style>
    <style:style style:name="T149" style:parent-style-name="DefaultParagraphFont" style:family="text">
      <style:text-properties fo:font-style="italic" style:font-style-asian="italic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font-style="italic" style:font-style-asian="italic" fo:language="en" fo:country="US"/>
    </style:style>
    <style:style style:name="T155" style:parent-style-name="DefaultParagraphFont" style:family="text">
      <style:text-properties fo:font-style="italic" style:font-style-asian="italic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font-style="italic" style:font-style-asian="italic" fo:language="en" fo:country="US"/>
    </style:style>
    <style:style style:name="T161" style:parent-style-name="DefaultParagraphFont" style:family="text">
      <style:text-properties fo:font-style="italic" style:font-style-asian="italic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6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6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font-style="italic" style:font-style-asian="italic" fo:language="en" fo:country="US"/>
    </style:style>
    <style:style style:name="T170" style:parent-style-name="DefaultParagraphFont" style:family="text">
      <style:text-properties fo:font-style="italic" style:font-style-asian="italic" fo:language="en" fo:country="US"/>
    </style:style>
    <style:style style:name="T171" style:parent-style-name="DefaultParagraphFont" style:family="text">
      <style:text-properties fo:font-style="italic" style:font-style-asian="italic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font-style="italic" style:font-style-asian="italic" fo:language="en" fo:country="US"/>
    </style:style>
    <style:style style:name="T181" style:parent-style-name="DefaultParagraphFont" style:family="text">
      <style:text-properties fo:font-style="italic" style:font-style-asian="italic"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font-style="italic" style:font-style-asian="italic"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font-style="italic" style:font-style-asian="italic"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font-style="italic" style:font-style-asian="italic" fo:language="en" fo:country="US"/>
    </style:style>
    <style:style style:name="T200" style:parent-style-name="DefaultParagraphFont" style:family="text">
      <style:text-properties fo:font-style="italic" style:font-style-asian="italic" fo:language="en" fo:country="US"/>
    </style:style>
    <style:style style:name="T201" style:parent-style-name="DefaultParagraphFont" style:family="text">
      <style:text-properties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font-style="italic" style:font-style-asian="italic"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font-style="italic" style:font-style-asian="italic" fo:language="en" fo:country="US"/>
    </style:style>
    <style:style style:name="T211" style:parent-style-name="DefaultParagraphFont" style:family="text">
      <style:text-properties fo:font-style="italic" style:font-style-asian="italic" fo:language="en" fo:country="US"/>
    </style:style>
    <style:style style:name="T212" style:parent-style-name="DefaultParagraphFont" style:family="text">
      <style:text-properties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font-style="italic" style:font-style-asian="italic" fo:language="en" fo:country="US"/>
    </style:style>
    <style:style style:name="T219" style:parent-style-name="DefaultParagraphFont" style:family="text">
      <style:text-properties fo:font-style="italic" style:font-style-asian="italic" fo:language="en" fo:country="US"/>
    </style:style>
    <style:style style:name="T220" style:parent-style-name="DefaultParagraphFont" style:family="text">
      <style:text-properties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DefaultParagraphFont" style:family="text">
      <style:text-properties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font-style="italic" style:font-style-asian="italic" fo:language="en" fo:country="US"/>
    </style:style>
    <style:style style:name="T226" style:parent-style-name="DefaultParagraphFont" style:family="text">
      <style:text-properties fo:font-style="italic" style:font-style-asian="italic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language="en" fo:country="US"/>
    </style:style>
    <style:style style:name="T237" style:parent-style-name="DefaultParagraphFont" style:family="text">
      <style:text-properties fo:font-style="italic" style:font-style-asian="italic" fo:language="en" fo:country="US"/>
    </style:style>
    <style:style style:name="P238" style:parent-style-name="Normal" style:family="paragraph">
      <style:text-properties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4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4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43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font-style="italic" style:font-style-asian="italic" fo:language="en" fo:country="US"/>
    </style:style>
    <style:style style:name="T250" style:parent-style-name="DefaultParagraphFont" style:family="text">
      <style:text-properties fo:font-style="italic" style:font-style-asian="italic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font-style="italic" style:font-style-asian="italic" fo:language="en" fo:country="US"/>
    </style:style>
    <style:style style:name="T255" style:parent-style-name="DefaultParagraphFont" style:family="text">
      <style:text-properties fo:font-style="italic" style:font-style-asian="italic"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font-style="italic" style:font-style-asian="italic"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font-style="italic" style:font-style-asian="italic" fo:language="en" fo:country="US"/>
    </style:style>
    <style:style style:name="T269" style:parent-style-name="DefaultParagraphFont" style:family="text">
      <style:text-properties fo:language="en" fo:country="US"/>
    </style:style>
    <style:style style:name="T270" style:parent-style-name="DefaultParagraphFont" style:family="text">
      <style:text-properties fo:font-style="italic" style:font-style-asian="italic" fo:language="en" fo:country="US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style:text-position="super 66.6%"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fo:font-style="italic" style:font-style-asian="italic" fo:language="en" fo:country="US"/>
    </style:style>
    <style:style style:name="T279" style:parent-style-name="DefaultParagraphFont" style:family="text">
      <style:text-properties fo:font-style="italic" style:font-style-asian="italic" fo:language="en" fo:country="US"/>
    </style:style>
    <style:style style:name="T280" style:parent-style-name="DefaultParagraphFont" style:family="text">
      <style:text-properties fo:font-style="italic" style:font-style-asian="italic"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language="en" fo:country="US"/>
    </style:style>
    <style:style style:name="T286" style:parent-style-name="DefaultParagraphFont" style:family="text">
      <style:text-properties fo:font-style="italic" style:font-style-asian="italic" fo:language="en" fo:country="US"/>
    </style:style>
    <style:style style:name="P287" style:parent-style-name="Normal" style:family="paragraph">
      <style:text-properties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9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9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font-style="italic" style:font-style-asian="italic" fo:language="en" fo:country="US"/>
    </style:style>
    <style:style style:name="T298" style:parent-style-name="DefaultParagraphFont" style:family="text">
      <style:text-properties fo:language="en" fo:country="US"/>
    </style:style>
    <style:style style:name="T299" style:parent-style-name="DefaultParagraphFont" style:family="text">
      <style:text-properties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font-style="italic" style:font-style-asian="italic" fo:language="en" fo:country="US"/>
    </style:style>
    <style:style style:name="T303" style:parent-style-name="DefaultParagraphFont" style:family="text">
      <style:text-properties fo:font-style="italic" style:font-style-asian="italic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font-style="italic" style:font-style-asian="italic" fo:language="en" fo:country="US"/>
    </style:style>
    <style:style style:name="T308" style:parent-style-name="DefaultParagraphFont" style:family="text">
      <style:text-properties fo:font-style="italic" style:font-style-asian="italic" fo:language="en" fo:country="US"/>
    </style:style>
    <style:style style:name="T309" style:parent-style-name="DefaultParagraphFont" style:family="text">
      <style:text-properties fo:font-style="italic" style:font-style-asian="italic" fo:language="en" fo:country="US"/>
    </style:style>
    <style:style style:name="T310" style:parent-style-name="DefaultParagraphFont" style:family="text">
      <style:text-properties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T32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2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font-style="italic" style:font-style-asian="italic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language="en" fo:country="US"/>
    </style:style>
    <style:style style:name="T339" style:parent-style-name="DefaultParagraphFont" style:family="text">
      <style:text-properties fo:font-style="italic" style:font-style-asian="italic" fo:language="en" fo:country="US"/>
    </style:style>
    <style:style style:name="T340" style:parent-style-name="DefaultParagraphFont" style:family="text">
      <style:text-properties fo:language="en" fo:country="US"/>
    </style:style>
    <style:style style:name="T341" style:parent-style-name="DefaultParagraphFont" style:family="text">
      <style:text-properties fo:font-style="italic" style:font-style-asian="italic" fo:language="en" fo:country="US"/>
    </style:style>
    <style:style style:name="T342" style:parent-style-name="DefaultParagraphFont" style:family="text">
      <style:text-properties fo:language="en" fo:country="US"/>
    </style:style>
    <style:style style:name="T343" style:parent-style-name="DefaultParagraphFont" style:family="text">
      <style:text-properties fo:language="en" fo:country="US"/>
    </style:style>
    <style:style style:name="T34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4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4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5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font-style="italic" style:font-style-asian="italic"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language="en" fo:country="US"/>
    </style:style>
    <style:style style:name="T365" style:parent-style-name="DefaultParagraphFont" style:family="text">
      <style:text-properties fo:font-style="italic" style:font-style-asian="italic" fo:language="en" fo:country="US"/>
    </style:style>
    <style:style style:name="T366" style:parent-style-name="DefaultParagraphFont" style:family="text">
      <style:text-properties fo:font-style="italic" style:font-style-asian="italic" fo:language="en" fo:country="US"/>
    </style:style>
    <style:style style:name="T367" style:parent-style-name="DefaultParagraphFont" style:family="text">
      <style:text-properties fo:font-style="italic" style:font-style-asian="italic" fo:language="en" fo:country="US"/>
    </style:style>
    <style:style style:name="T368" style:parent-style-name="DefaultParagraphFont" style:family="text">
      <style:text-properties fo:font-style="italic" style:font-style-asian="italic"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language="en" fo:country="US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font-style="italic" style:font-style-asian="italic" fo:language="en" fo:country="US"/>
    </style:style>
    <style:style style:name="T375" style:parent-style-name="DefaultParagraphFont" style:family="text">
      <style:text-properties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font-style="italic" style:font-style-asian="italic" fo:language="en" fo:country="US"/>
    </style:style>
    <style:style style:name="T380" style:parent-style-name="DefaultParagraphFont" style:family="text">
      <style:text-properties fo:language="en" fo:country="US"/>
    </style:style>
    <style:style style:name="T381" style:parent-style-name="DefaultParagraphFont" style:family="text">
      <style:text-properties fo:font-style="italic" style:font-style-asian="italic" fo:language="en" fo:country="US"/>
    </style:style>
    <style:style style:name="T382" style:parent-style-name="DefaultParagraphFont" style:family="text">
      <style:text-properties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font-weight="bold" style:font-weight-asian="bold"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font-style="italic" style:font-style-asian="italic" fo:language="en" fo:country="US"/>
    </style:style>
    <style:style style:name="T389" style:parent-style-name="DefaultParagraphFont" style:family="text">
      <style:text-properties fo:language="en" fo:country="US"/>
    </style:style>
    <style:style style:name="T39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9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9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93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94" style:parent-style-name="DefaultParagraphFont" style:family="text">
      <style:text-properties fo:language="en" fo:country="US"/>
    </style:style>
    <style:style style:name="T395" style:parent-style-name="DefaultParagraphFont" style:family="text">
      <style:text-properties fo:font-style="italic" style:font-style-asian="italic" fo:language="en" fo:country="US"/>
    </style:style>
    <style:style style:name="T396" style:parent-style-name="DefaultParagraphFont" style:family="text">
      <style:text-properties fo:font-style="italic" style:font-style-asian="italic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font-weight="bold" style:font-weight-asian="bold"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font-style="italic" style:font-style-asian="italic" fo:language="en" fo:country="US"/>
    </style:style>
    <style:style style:name="T401" style:parent-style-name="DefaultParagraphFont" style:family="text">
      <style:text-properties fo:font-style="italic" style:font-style-asian="italic" fo:language="en" fo:country="US"/>
    </style:style>
    <style:style style:name="T402" style:parent-style-name="DefaultParagraphFont" style:family="text">
      <style:text-properties fo:language="en" fo:country="US"/>
    </style:style>
    <style:style style:name="T403" style:parent-style-name="DefaultParagraphFont" style:family="text">
      <style:text-properties fo:language="en" fo:country="US"/>
    </style:style>
    <style:style style:name="T404" style:parent-style-name="DefaultParagraphFont" style:family="text">
      <style:text-properties fo:font-style="italic" style:font-style-asian="italic" fo:language="en" fo:country="US"/>
    </style:style>
    <style:style style:name="T405" style:parent-style-name="DefaultParagraphFont" style:family="text">
      <style:text-properties fo:language="en" fo:country="US"/>
    </style:style>
    <style:style style:name="T40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0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1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1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1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13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language="en" fo:country="US"/>
    </style:style>
    <style:style style:name="T420" style:parent-style-name="DefaultParagraphFont" style:family="text">
      <style:text-properties fo:font-style="italic" style:font-style-asian="italic" fo:language="en" fo:country="US"/>
    </style:style>
    <style:style style:name="T421" style:parent-style-name="DefaultParagraphFont" style:family="text">
      <style:text-properties fo:font-style="italic" style:font-style-asian="italic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font-style="italic" style:font-style-asian="italic"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2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3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3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language="en" fo:country="US"/>
    </style:style>
    <style:style style:name="T436" style:parent-style-name="DefaultParagraphFont" style:family="text">
      <style:text-properties fo:font-style="italic" style:font-style-asian="italic" fo:language="en" fo:country="US"/>
    </style:style>
    <style:style style:name="T437" style:parent-style-name="DefaultParagraphFont" style:family="text">
      <style:text-properties fo:font-style="italic" style:font-style-asian="italic" fo:language="en" fo:country="US"/>
    </style:style>
    <style:style style:name="T438" style:parent-style-name="DefaultParagraphFont" style:family="text">
      <style:text-properties fo:font-style="italic" style:font-style-asian="italic" fo:language="en" fo:country="US"/>
    </style:style>
    <style:style style:name="T439" style:parent-style-name="DefaultParagraphFont" style:family="text">
      <style:text-properties fo:language="en" fo:country="US"/>
    </style:style>
    <style:style style:name="T44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4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44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5" style:parent-style-name="DefaultParagraphFont" style:family="text">
      <style:text-properties fo:language="en" fo:country="US"/>
    </style:style>
    <style:style style:name="T446" style:parent-style-name="DefaultParagraphFont" style:family="text">
      <style:text-properties fo:language="en" fo:country="US"/>
    </style:style>
    <style:style style:name="T447" style:parent-style-name="DefaultParagraphFont" style:family="text">
      <style:text-properties fo:language="en" fo:country="US"/>
    </style:style>
    <style:style style:name="T448" style:parent-style-name="DefaultParagraphFont" style:family="text">
      <style:text-properties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language="en" fo:country="US"/>
    </style:style>
    <style:style style:name="T456" style:parent-style-name="DefaultParagraphFont" style:family="text">
      <style:text-properties fo:font-style="italic" style:font-style-asian="italic" fo:language="en" fo:country="US"/>
    </style:style>
    <style:style style:name="T457" style:parent-style-name="DefaultParagraphFont" style:family="text">
      <style:text-properties fo:font-style="italic" style:font-style-asian="italic" style:text-position="super 66.6%" fo:language="en" fo:country="US"/>
    </style:style>
    <style:style style:name="T458" style:parent-style-name="DefaultParagraphFont" style:family="text">
      <style:text-properties fo:font-style="italic" style:font-style-asian="italic" fo:language="en" fo:country="US"/>
    </style:style>
    <style:style style:name="T459" style:parent-style-name="DefaultParagraphFont" style:family="text">
      <style:text-properties fo:font-style="italic" style:font-style-asian="italic" fo:language="en" fo:country="US"/>
    </style:style>
    <style:style style:name="P460" style:parent-style-name="Normal" style:family="paragraph">
      <style:paragraph-properties fo:text-align="center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3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4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5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6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7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8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69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70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71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72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73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74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T475" style:parent-style-name="Hyperlink" style:family="text">
      <style:text-properties style:font-name="Liberation Mono" style:font-name-complex="Liberation Mono" fo:font-size="8pt" style:font-size-asian="8pt" style:font-size-complex="8pt"/>
    </style:style>
    <style:style style:name="T476" style:parent-style-name="DefaultParagraphFont" style:family="text">
      <style:text-properties style:font-name="Liberation Mono" style:font-name-complex="Liberation Mono" fo:font-size="8pt" style:font-size-asian="8pt" style:font-size-complex="8pt" fo:language="en" fo:country="US"/>
    </style:style>
    <style:style style:name="P477" style:parent-style-name="Normal" style:family="paragraph">
      <style:paragraph-properties fo:text-align="center"/>
      <style:text-properties fo:language="en" fo:country="US"/>
    </style:style>
    <style:style style:name="P478" style:parent-style-name="Normal" style:family="paragraph">
      <style:paragraph-properties fo:text-align="center"/>
      <style:text-properties style:font-name="Liberation Mono" style:font-name-complex="Liberation Mono" fo:font-weight="bold" style:font-weight-asian="bold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81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482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83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484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85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486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87" style:parent-style-name="Hyperlink" style:family="text">
      <style:text-properties fo:font-style="italic" style:font-style-asian="italic" fo:font-size="11pt" style:font-size-asian="11pt" style:font-size-complex="11pt" fo:language="en" fo:country="US"/>
    </style:style>
    <style:style style:name="T488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89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90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491" style:parent-style-name="DefaultParagraphFont" style:family="text">
      <style:text-properties fo:font-style="italic" style:font-style-asian="italic" fo:font-size="11pt" style:font-size-asian="11pt" style:font-size-complex="11pt" fo:language="en" fo:country="US"/>
    </style:style>
    <style:style style:name="T492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P493" style:parent-style-name="Normal" style:family="paragraph">
      <style:paragraph-properties fo:text-align="center"/>
      <style:text-properties fo:font-weight="bold" style:font-weight-asian="bold"/>
    </style:style>
    <style:style style:name="P494" style:parent-style-name="Normal" style:family="paragraph">
      <style:text-properties fo:font-weight="bold" style:font-weight-asian="bold"/>
    </style:style>
    <style:style style:name="TableColumn496" style:family="table-column">
      <style:table-column-properties style:column-width="3.225in"/>
    </style:style>
    <style:style style:name="TableColumn497" style:family="table-column">
      <style:table-column-properties style:column-width="3.225in"/>
    </style:style>
    <style:style style:name="Table495" style:family="table">
      <style:table-properties style:width="6.45in" fo:margin-left="0in" table:align="lef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text-properties fo:background-color="#C0C0C0"/>
    </style:style>
    <style:style style:name="P501" style:parent-style-name="Normal" style:family="paragraph">
      <style:text-properties fo:background-color="#C0C0C0"/>
    </style:style>
    <style:style style:name="P502" style:parent-style-name="Normal" style:family="paragraph">
      <style:text-properties fo:background-color="#C0C0C0"/>
    </style:style>
    <style:style style:name="T503" style:parent-style-name="DefaultParagraphFont" style:family="text">
      <style:text-properties fo:background-color="#C0C0C0"/>
    </style:style>
    <style:style style:name="P504" style:parent-style-name="Normal" style:family="paragraph">
      <style:text-properties fo:background-color="#808080"/>
    </style:style>
    <style:style style:name="P505" style:parent-style-name="Normal" style:family="paragraph">
      <style:text-properties fo:background-color="#808080"/>
    </style:style>
    <style:style style:name="P506" style:parent-style-name="Normal" style:family="paragraph">
      <style:text-properties fo:background-color="#808080"/>
    </style:style>
    <style:style style:name="T507" style:parent-style-name="DefaultParagraphFont" style:family="text">
      <style:text-properties fo:background-color="#808080"/>
    </style:style>
    <style:style style:name="T508" style:parent-style-name="DefaultParagraphFont" style:family="text">
      <style:text-properties fo:background-color="#808080"/>
    </style:style>
    <style:style style:name="P509" style:parent-style-name="Normal" style:family="paragraph">
      <style:text-properties fo:background-color="#FFFF00"/>
    </style:style>
    <style:style style:name="P510" style:parent-style-name="Normal" style:family="paragraph">
      <style:text-properties fo:background-color="#FFFF00"/>
    </style:style>
    <style:style style:name="P511" style:parent-style-name="Normal" style:family="paragraph">
      <style:text-properties fo:background-color="#FFFF00"/>
    </style:style>
    <style:style style:name="P512" style:parent-style-name="Normal" style:family="paragraph">
      <style:text-properties fo:background-color="#FFFF00"/>
    </style:style>
    <style:style style:name="T513" style:parent-style-name="DefaultParagraphFont" style:family="text">
      <style:text-properties fo:background-color="#FFFF00"/>
    </style:style>
    <style:style style:name="T514" style:parent-style-name="DefaultParagraphFont" style:family="text">
      <style:text-properties fo:background-color="#FFFF00" fo:language="en" fo:country="US"/>
    </style:style>
    <style:style style:name="T515" style:parent-style-name="DefaultParagraphFont" style:family="text">
      <style:text-properties fo:background-color="#FFFF00"/>
    </style:style>
    <style:style style:name="T516" style:parent-style-name="DefaultParagraphFont" style:family="text">
      <style:text-properties fo:background-color="#FFFF00" fo:language="en" fo:country="US"/>
    </style:style>
    <style:style style:name="T517" style:parent-style-name="DefaultParagraphFont" style:family="text">
      <style:text-properties fo:background-color="#FFFF00"/>
    </style:style>
    <style:style style:name="T518" style:parent-style-name="DefaultParagraphFont" style:family="text">
      <style:text-properties fo:font-size="11pt" style:font-size-asian="11pt" style:font-size-complex="11pt" fo:background-color="#FFFF00"/>
    </style:style>
    <style:style style:name="T519" style:parent-style-name="DefaultParagraphFont" style:family="text">
      <style:text-properties fo:font-size="11pt" style:font-size-asian="11pt" style:font-size-complex="11pt" fo:background-color="#FFFF00" fo:language="en" fo:country="US"/>
    </style:style>
    <style:style style:name="T520" style:parent-style-name="DefaultParagraphFont" style:family="text">
      <style:text-properties fo:font-size="11pt" style:font-size-asian="11pt" style:font-size-complex="11pt" fo:background-color="#FFFF00"/>
    </style:style>
    <style:style style:name="T521" style:parent-style-name="DefaultParagraphFont" style:family="text">
      <style:text-properties fo:font-size="11pt" style:font-size-asian="11pt" style:font-size-complex="11pt" fo:background-color="#FFFF00" fo:language="en" fo:country="US"/>
    </style:style>
    <style:style style:name="T522" style:parent-style-name="DefaultParagraphFont" style:family="text">
      <style:text-properties fo:font-size="11pt" style:font-size-asian="11pt" style:font-size-complex="11pt" fo:background-color="#FFFF00"/>
    </style:style>
    <style:style style:name="T523" style:parent-style-name="DefaultParagraphFont" style:family="text">
      <style:text-properties fo:font-size="11pt" style:font-size-asian="11pt" style:font-size-complex="11pt" fo:background-color="#FFFF00"/>
    </style:style>
    <style:style style:name="T524" style:parent-style-name="DefaultParagraphFont" style:family="text">
      <style:text-properties fo:font-size="11pt" style:font-size-asian="11pt" style:font-size-complex="11pt" fo:background-color="#FFFF00" fo:language="en" fo:country="US"/>
    </style:style>
    <style:style style:name="T525" style:parent-style-name="DefaultParagraphFont" style:family="text">
      <style:text-properties fo:font-size="11pt" style:font-size-asian="11pt" style:font-size-complex="11pt" fo:background-color="#FFFF00"/>
    </style:style>
    <style:style style:name="T526" style:parent-style-name="DefaultParagraphFont" style:family="text">
      <style:text-properties fo:font-size="11pt" style:font-size-asian="11pt" style:font-size-complex="11pt" fo:background-color="#FFFF00" fo:language="en" fo:country="US"/>
    </style:style>
    <style:style style:name="T527" style:parent-style-name="DefaultParagraphFont" style:family="text">
      <style:text-properties fo:font-size="11pt" style:font-size-asian="11pt" style:font-size-complex="11pt" fo:background-color="#FFFF00"/>
    </style:style>
    <style:style style:name="T528" style:parent-style-name="DefaultParagraphFont" style:family="text">
      <style:text-properties fo:font-size="11pt" style:font-size-asian="11pt" style:font-size-complex="11pt" fo:background-color="#FFFF00"/>
    </style:style>
    <style:style style:name="T529" style:parent-style-name="DefaultParagraphFont" style:family="text">
      <style:text-properties fo:font-size="11pt" style:font-size-asian="11pt" style:font-size-complex="11pt" fo:background-color="#FFFF00"/>
    </style:style>
    <style:style style:name="T530" style:parent-style-name="DefaultParagraphFont" style:family="text">
      <style:text-properties fo:font-size="11pt" style:font-size-asian="11pt" style:font-size-complex="11pt" fo:background-color="#FFFF00" fo:language="en" fo:country="US"/>
    </style:style>
    <style:style style:name="T531" style:parent-style-name="DefaultParagraphFont" style:family="text">
      <style:text-properties fo:font-size="11pt" style:font-size-asian="11pt" style:font-size-complex="11pt" fo:background-color="#FFFF00"/>
    </style:style>
    <style:style style:name="T532" style:parent-style-name="DefaultParagraphFont" style:family="text">
      <style:text-properties fo:font-size="11pt" style:font-size-asian="11pt" style:font-size-complex="11pt" fo:background-color="#FFFF00" fo:language="en" fo:country="US"/>
    </style:style>
    <style:style style:name="T533" style:parent-style-name="DefaultParagraphFont" style:family="text">
      <style:text-properties fo:font-size="11pt" style:font-size-asian="11pt" style:font-size-complex="11pt" fo:background-color="#FFFF00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535" style:parent-style-name="DefaultParagraphFont" style:family="text">
      <style:text-properties fo:background-color="#C0C0C0" fo:language="en" fo:country="US"/>
    </style:style>
    <style:style style:name="T536" style:parent-style-name="DefaultParagraphFont" style:family="text">
      <style:text-properties fo:font-weight="bold" style:font-weight-asian="bold" fo:background-color="#C0C0C0" fo:language="en" fo:country="US"/>
    </style:style>
    <style:style style:name="T537" style:parent-style-name="DefaultParagraphFont" style:family="text">
      <style:text-properties fo:background-color="#C0C0C0" fo:language="en" fo:country="US"/>
    </style:style>
    <style:style style:name="T538" style:parent-style-name="DefaultParagraphFont" style:family="text">
      <style:text-properties fo:background-color="#C0C0C0" fo:language="en" fo:country="US"/>
    </style:style>
    <style:style style:name="T539" style:parent-style-name="DefaultParagraphFont" style:family="text">
      <style:text-properties fo:font-weight="bold" style:font-weight-asian="bold" fo:background-color="#C0C0C0" fo:language="en" fo:country="US"/>
    </style:style>
    <style:style style:name="T540" style:parent-style-name="DefaultParagraphFont" style:family="text">
      <style:text-properties fo:background-color="#C0C0C0" fo:language="en" fo:country="US"/>
    </style:style>
    <style:style style:name="T541" style:parent-style-name="DefaultParagraphFont" style:family="text">
      <style:text-properties fo:background-color="#C0C0C0" fo:language="en" fo:country="US"/>
    </style:style>
    <style:style style:name="T542" style:parent-style-name="DefaultParagraphFont" style:family="text">
      <style:text-properties fo:font-weight="bold" style:font-weight-asian="bold" fo:background-color="#C0C0C0" fo:language="en" fo:country="US"/>
    </style:style>
    <style:style style:name="T543" style:parent-style-name="DefaultParagraphFont" style:family="text">
      <style:text-properties fo:background-color="#C0C0C0" fo:language="en" fo:country="US"/>
    </style:style>
    <style:style style:name="T544" style:parent-style-name="DefaultParagraphFont" style:family="text">
      <style:text-properties fo:background-color="#C0C0C0" fo:language="en" fo:country="US"/>
    </style:style>
    <style:style style:name="T545" style:parent-style-name="DefaultParagraphFont" style:family="text">
      <style:text-properties fo:font-weight="bold" style:font-weight-asian="bold" fo:background-color="#C0C0C0" fo:language="en" fo:country="US"/>
    </style:style>
    <style:style style:name="T546" style:parent-style-name="DefaultParagraphFont" style:family="text">
      <style:text-properties fo:background-color="#C0C0C0" fo:language="en" fo:country="US"/>
    </style:style>
    <style:style style:name="T547" style:parent-style-name="DefaultParagraphFont" style:family="text">
      <style:text-properties fo:background-color="#808080" fo:language="en" fo:country="US"/>
    </style:style>
    <style:style style:name="T548" style:parent-style-name="DefaultParagraphFont" style:family="text">
      <style:text-properties fo:font-weight="bold" style:font-weight-asian="bold" fo:background-color="#808080" fo:language="en" fo:country="US"/>
    </style:style>
    <style:style style:name="T549" style:parent-style-name="DefaultParagraphFont" style:family="text">
      <style:text-properties fo:background-color="#808080" fo:language="en" fo:country="US"/>
    </style:style>
    <style:style style:name="T550" style:parent-style-name="DefaultParagraphFont" style:family="text">
      <style:text-properties fo:background-color="#808080" fo:language="en" fo:country="US"/>
    </style:style>
    <style:style style:name="T551" style:parent-style-name="DefaultParagraphFont" style:family="text">
      <style:text-properties fo:font-weight="bold" style:font-weight-asian="bold" fo:background-color="#808080" fo:language="en" fo:country="US"/>
    </style:style>
    <style:style style:name="T552" style:parent-style-name="DefaultParagraphFont" style:family="text">
      <style:text-properties fo:background-color="#808080" fo:language="en" fo:country="US"/>
    </style:style>
    <style:style style:name="T553" style:parent-style-name="DefaultParagraphFont" style:family="text">
      <style:text-properties fo:background-color="#808080" fo:language="en" fo:country="US"/>
    </style:style>
    <style:style style:name="T554" style:parent-style-name="DefaultParagraphFont" style:family="text">
      <style:text-properties fo:font-weight="bold" style:font-weight-asian="bold" fo:background-color="#808080" fo:language="en" fo:country="US"/>
    </style:style>
    <style:style style:name="T555" style:parent-style-name="DefaultParagraphFont" style:family="text">
      <style:text-properties fo:background-color="#808080" fo:language="en" fo:country="US"/>
    </style:style>
    <style:style style:name="T556" style:parent-style-name="DefaultParagraphFont" style:family="text">
      <style:text-properties fo:background-color="#808080" fo:language="en" fo:country="US"/>
    </style:style>
    <style:style style:name="T557" style:parent-style-name="DefaultParagraphFont" style:family="text">
      <style:text-properties fo:font-weight="bold" style:font-weight-asian="bold" fo:background-color="#808080" fo:language="en" fo:country="US"/>
    </style:style>
    <style:style style:name="T558" style:parent-style-name="DefaultParagraphFont" style:family="text">
      <style:text-properties fo:background-color="#808080" fo:language="en" fo:country="US"/>
    </style:style>
    <style:style style:name="T559" style:parent-style-name="DefaultParagraphFont" style:family="text">
      <style:text-properties fo:background-color="#FFFF00" fo:language="en" fo:country="US"/>
    </style:style>
    <style:style style:name="T560" style:parent-style-name="DefaultParagraphFont" style:family="text">
      <style:text-properties fo:font-weight="bold" style:font-weight-asian="bold" fo:background-color="#FFFF00" fo:language="en" fo:country="US"/>
    </style:style>
    <style:style style:name="T561" style:parent-style-name="DefaultParagraphFont" style:family="text">
      <style:text-properties fo:background-color="#FFFF00" fo:language="en" fo:country="US"/>
    </style:style>
    <style:style style:name="T562" style:parent-style-name="DefaultParagraphFont" style:family="text">
      <style:text-properties fo:background-color="#FFFF00" fo:language="en" fo:country="US"/>
    </style:style>
    <style:style style:name="T563" style:parent-style-name="DefaultParagraphFont" style:family="text">
      <style:text-properties fo:font-weight="bold" style:font-weight-asian="bold" fo:background-color="#FFFF00" fo:language="en" fo:country="US"/>
    </style:style>
    <style:style style:name="T564" style:parent-style-name="DefaultParagraphFont" style:family="text">
      <style:text-properties fo:background-color="#FFFF00" fo:language="en" fo:country="US"/>
    </style:style>
    <style:style style:name="T565" style:parent-style-name="DefaultParagraphFont" style:family="text">
      <style:text-properties fo:background-color="#FFFF00" fo:language="en" fo:country="US"/>
    </style:style>
    <style:style style:name="T566" style:parent-style-name="DefaultParagraphFont" style:family="text">
      <style:text-properties fo:font-weight="bold" style:font-weight-asian="bold" fo:background-color="#FFFF00" fo:language="en" fo:country="US"/>
    </style:style>
    <style:style style:name="T567" style:parent-style-name="DefaultParagraphFont" style:family="text">
      <style:text-properties fo:background-color="#FFFF00" fo:language="en" fo:country="US"/>
    </style:style>
    <style:style style:name="T568" style:parent-style-name="DefaultParagraphFont" style:family="text">
      <style:text-properties fo:background-color="#FFFF00" fo:language="en" fo:country="US"/>
    </style:style>
    <style:style style:name="T569" style:parent-style-name="DefaultParagraphFont" style:family="text">
      <style:text-properties fo:font-weight="bold" style:font-weight-asian="bold" fo:background-color="#FFFF00" fo:language="en" fo:country="US"/>
    </style:style>
    <style:style style:name="T570" style:parent-style-name="DefaultParagraphFont" style:family="text">
      <style:text-properties fo:background-color="#FFFF00" fo:language="en" fo:country="US"/>
    </style:style>
    <style:style style:name="T571" style:parent-style-name="DefaultParagraphFont" style:family="text">
      <style:text-properties fo:background-color="#FFFF00" fo:language="en" fo:country="US"/>
    </style:style>
    <style:style style:name="T572" style:parent-style-name="DefaultParagraphFont" style:family="text">
      <style:text-properties fo:font-weight="bold" style:font-weight-asian="bold" fo:background-color="#FFFF00" fo:language="en" fo:country="US"/>
    </style:style>
    <style:style style:name="T573" style:parent-style-name="DefaultParagraphFont" style:family="text">
      <style:text-properties fo:background-color="#FFFF00" fo:language="en" fo:country="US"/>
    </style:style>
    <style:style style:name="T574" style:parent-style-name="DefaultParagraphFont" style:family="text">
      <style:text-properties fo:background-color="#FFFF00" fo:language="en" fo:country="US"/>
    </style:style>
    <style:style style:name="T575" style:parent-style-name="DefaultParagraphFont" style:family="text">
      <style:text-properties fo:font-weight="bold" style:font-weight-asian="bold" fo:background-color="#FFFF00" fo:language="en" fo:country="US"/>
    </style:style>
    <style:style style:name="T576" style:parent-style-name="DefaultParagraphFont" style:family="text">
      <style:text-properties fo:background-color="#FFFF00" fo:language="en" fo:country="US"/>
    </style:style>
    <style:style style:name="T577" style:parent-style-name="DefaultParagraphFont" style:family="text">
      <style:text-properties fo:background-color="#FFFF00" fo:language="en" fo:country="US"/>
    </style:style>
    <style:style style:name="T578" style:parent-style-name="DefaultParagraphFont" style:family="text">
      <style:text-properties fo:font-weight="bold" style:font-weight-asian="bold" fo:background-color="#FFFF00" fo:language="en" fo:country="US"/>
    </style:style>
    <style:style style:name="T579" style:parent-style-name="DefaultParagraphFont" style:family="text">
      <style:text-properties fo:background-color="#FFFF00" fo:language="en" fo:country="US"/>
    </style:style>
    <style:style style:name="T580" style:parent-style-name="DefaultParagraphFont" style:family="text">
      <style:text-properties fo:background-color="#FFFF00" fo:language="en" fo:country="US"/>
    </style:style>
    <style:style style:name="T581" style:parent-style-name="DefaultParagraphFont" style:family="text">
      <style:text-properties fo:font-weight="bold" style:font-weight-asian="bold" fo:background-color="#FFFF00" fo:language="en" fo:country="US"/>
    </style:style>
    <style:style style:name="T582" style:parent-style-name="DefaultParagraphFont" style:family="text">
      <style:text-properties fo:background-color="#FFFF00" fo:language="en" fo:country="US"/>
    </style:style>
    <style:style style:name="P583" style:parent-style-name="Normal" style:family="paragraph">
      <style:text-properties fo:font-weight="bold" style:font-weight-asian="bold"/>
    </style:style>
    <style:style style:name="TableColumn585" style:family="table-column">
      <style:table-column-properties style:column-width="3.225in"/>
    </style:style>
    <style:style style:name="TableColumn586" style:family="table-column">
      <style:table-column-properties style:column-width="3.225in"/>
    </style:style>
    <style:style style:name="Table584" style:family="table">
      <style:table-properties style:width="6.45in" fo:margin-left="0in" table:align="left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text-properties fo:background-color="#C0C0C0"/>
    </style:style>
    <style:style style:name="P590" style:parent-style-name="Normal" style:family="paragraph">
      <style:text-properties fo:background-color="#C0C0C0"/>
    </style:style>
    <style:style style:name="T591" style:parent-style-name="DefaultParagraphFont" style:family="text">
      <style:text-properties fo:background-color="#C0C0C0"/>
    </style:style>
    <style:style style:name="P592" style:parent-style-name="Normal" style:family="paragraph">
      <style:text-properties fo:background-color="#808080"/>
    </style:style>
    <style:style style:name="P593" style:parent-style-name="Normal" style:family="paragraph">
      <style:text-properties fo:background-color="#808080"/>
    </style:style>
    <style:style style:name="T594" style:parent-style-name="DefaultParagraphFont" style:family="text">
      <style:text-properties fo:background-color="#808080"/>
    </style:style>
    <style:style style:name="P595" style:parent-style-name="Normal" style:family="paragraph">
      <style:text-properties fo:background-color="#FFFF00"/>
    </style:style>
    <style:style style:name="P596" style:parent-style-name="Normal" style:family="paragraph">
      <style:text-properties fo:background-color="#FFFF00"/>
    </style:style>
    <style:style style:name="T597" style:parent-style-name="DefaultParagraphFont" style:family="text">
      <style:text-properties fo:background-color="#FFFF00"/>
    </style:style>
    <style:style style:name="T598" style:parent-style-name="DefaultParagraphFont" style:family="text">
      <style:text-properties fo:background-color="#FFFF00" fo:language="en" fo:country="US"/>
    </style:style>
    <style:style style:name="T599" style:parent-style-name="DefaultParagraphFont" style:family="text">
      <style:text-properties fo:background-color="#FFFF00"/>
    </style:style>
    <style:style style:name="T600" style:parent-style-name="DefaultParagraphFont" style:family="text">
      <style:text-properties fo:background-color="#FFFF00" fo:language="en" fo:country="US"/>
    </style:style>
    <style:style style:name="T601" style:parent-style-name="DefaultParagraphFont" style:family="text">
      <style:text-properties fo:background-color="#FFFF00"/>
    </style:style>
    <style:style style:name="T602" style:parent-style-name="DefaultParagraphFont" style:family="text">
      <style:text-properties fo:background-color="#FFFF00"/>
    </style:style>
    <style:style style:name="T603" style:parent-style-name="DefaultParagraphFont" style:family="text">
      <style:text-properties fo:background-color="#FFFF00" fo:language="en" fo:country="US"/>
    </style:style>
    <style:style style:name="T604" style:parent-style-name="DefaultParagraphFont" style:family="text">
      <style:text-properties fo:background-color="#FFFF00"/>
    </style:style>
    <style:style style:name="T605" style:parent-style-name="DefaultParagraphFont" style:family="text">
      <style:text-properties fo:background-color="#FFFF00" fo:language="en" fo:country="US"/>
    </style:style>
    <style:style style:name="T606" style:parent-style-name="DefaultParagraphFont" style:family="text">
      <style:text-properties fo:background-color="#FFFF00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T608" style:parent-style-name="DefaultParagraphFont" style:family="text">
      <style:text-properties fo:background-color="#C0C0C0" fo:language="en" fo:country="US"/>
    </style:style>
    <style:style style:name="T609" style:parent-style-name="DefaultParagraphFont" style:family="text">
      <style:text-properties fo:font-weight="bold" style:font-weight-asian="bold" fo:background-color="#C0C0C0" fo:language="en" fo:country="US"/>
    </style:style>
    <style:style style:name="T610" style:parent-style-name="DefaultParagraphFont" style:family="text">
      <style:text-properties fo:background-color="#C0C0C0" fo:language="en" fo:country="US"/>
    </style:style>
    <style:style style:name="T611" style:parent-style-name="DefaultParagraphFont" style:family="text">
      <style:text-properties fo:background-color="#C0C0C0" fo:language="en" fo:country="US"/>
    </style:style>
    <style:style style:name="T612" style:parent-style-name="DefaultParagraphFont" style:family="text">
      <style:text-properties fo:font-weight="bold" style:font-weight-asian="bold" fo:font-style="italic" style:font-style-asian="italic" fo:background-color="#C0C0C0" fo:language="en" fo:country="US"/>
    </style:style>
    <style:style style:name="T613" style:parent-style-name="DefaultParagraphFont" style:family="text">
      <style:text-properties fo:font-weight="bold" style:font-weight-asian="bold" fo:background-color="#C0C0C0" fo:language="en" fo:country="US"/>
    </style:style>
    <style:style style:name="T614" style:parent-style-name="DefaultParagraphFont" style:family="text">
      <style:text-properties fo:background-color="#C0C0C0" fo:language="en" fo:country="US"/>
    </style:style>
    <style:style style:name="T615" style:parent-style-name="DefaultParagraphFont" style:family="text">
      <style:text-properties fo:background-color="#C0C0C0" fo:language="en" fo:country="US"/>
    </style:style>
    <style:style style:name="T616" style:parent-style-name="DefaultParagraphFont" style:family="text">
      <style:text-properties fo:font-weight="bold" style:font-weight-asian="bold" fo:background-color="#C0C0C0" fo:language="en" fo:country="US"/>
    </style:style>
    <style:style style:name="T617" style:parent-style-name="DefaultParagraphFont" style:family="text">
      <style:text-properties fo:background-color="#C0C0C0" fo:language="en" fo:country="US"/>
    </style:style>
    <style:style style:name="T618" style:parent-style-name="DefaultParagraphFont" style:family="text">
      <style:text-properties fo:background-color="#808080" fo:language="en" fo:country="US"/>
    </style:style>
    <style:style style:name="T619" style:parent-style-name="DefaultParagraphFont" style:family="text">
      <style:text-properties fo:font-weight="bold" style:font-weight-asian="bold" fo:background-color="#808080" fo:language="en" fo:country="US"/>
    </style:style>
    <style:style style:name="T620" style:parent-style-name="DefaultParagraphFont" style:family="text">
      <style:text-properties fo:background-color="#808080" fo:language="en" fo:country="US"/>
    </style:style>
    <style:style style:name="T621" style:parent-style-name="DefaultParagraphFont" style:family="text">
      <style:text-properties fo:background-color="#808080" fo:language="en" fo:country="US"/>
    </style:style>
    <style:style style:name="T622" style:parent-style-name="DefaultParagraphFont" style:family="text">
      <style:text-properties fo:font-weight="bold" style:font-weight-asian="bold" fo:font-style="italic" style:font-style-asian="italic" fo:background-color="#808080" fo:language="en" fo:country="US"/>
    </style:style>
    <style:style style:name="T623" style:parent-style-name="DefaultParagraphFont" style:family="text">
      <style:text-properties fo:font-weight="bold" style:font-weight-asian="bold" fo:background-color="#808080" fo:language="en" fo:country="US"/>
    </style:style>
    <style:style style:name="T624" style:parent-style-name="DefaultParagraphFont" style:family="text">
      <style:text-properties fo:background-color="#808080" fo:language="en" fo:country="US"/>
    </style:style>
    <style:style style:name="T625" style:parent-style-name="DefaultParagraphFont" style:family="text">
      <style:text-properties fo:background-color="#808080" fo:language="en" fo:country="US"/>
    </style:style>
    <style:style style:name="T626" style:parent-style-name="DefaultParagraphFont" style:family="text">
      <style:text-properties fo:font-weight="bold" style:font-weight-asian="bold" fo:background-color="#808080" fo:language="en" fo:country="US"/>
    </style:style>
    <style:style style:name="T627" style:parent-style-name="DefaultParagraphFont" style:family="text">
      <style:text-properties fo:background-color="#808080" fo:language="en" fo:country="US"/>
    </style:style>
    <style:style style:name="T628" style:parent-style-name="DefaultParagraphFont" style:family="text">
      <style:text-properties fo:background-color="#FFFF00" fo:language="en" fo:country="US"/>
    </style:style>
    <style:style style:name="T629" style:parent-style-name="DefaultParagraphFont" style:family="text">
      <style:text-properties fo:font-weight="bold" style:font-weight-asian="bold" fo:background-color="#FFFF00" fo:language="en" fo:country="US"/>
    </style:style>
    <style:style style:name="T630" style:parent-style-name="DefaultParagraphFont" style:family="text">
      <style:text-properties fo:background-color="#FFFF00" fo:language="en" fo:country="US"/>
    </style:style>
    <style:style style:name="T631" style:parent-style-name="DefaultParagraphFont" style:family="text">
      <style:text-properties fo:background-color="#FFFF00" fo:language="en" fo:country="US"/>
    </style:style>
    <style:style style:name="T632" style:parent-style-name="DefaultParagraphFont" style:family="text">
      <style:text-properties fo:font-weight="bold" style:font-weight-asian="bold" fo:font-style="italic" style:font-style-asian="italic" fo:background-color="#FFFF00" fo:language="en" fo:country="US"/>
    </style:style>
    <style:style style:name="T633" style:parent-style-name="DefaultParagraphFont" style:family="text">
      <style:text-properties fo:font-weight="bold" style:font-weight-asian="bold" fo:background-color="#FFFF00" fo:language="en" fo:country="US"/>
    </style:style>
    <style:style style:name="T634" style:parent-style-name="DefaultParagraphFont" style:family="text">
      <style:text-properties fo:background-color="#FFFF00" fo:language="en" fo:country="US"/>
    </style:style>
    <style:style style:name="T635" style:parent-style-name="DefaultParagraphFont" style:family="text">
      <style:text-properties fo:background-color="#FFFF00" fo:language="en" fo:country="US"/>
    </style:style>
    <style:style style:name="T636" style:parent-style-name="DefaultParagraphFont" style:family="text">
      <style:text-properties fo:font-weight="bold" style:font-weight-asian="bold" fo:font-style="italic" style:font-style-asian="italic" fo:background-color="#FFFF00" fo:language="en" fo:country="US"/>
    </style:style>
    <style:style style:name="T637" style:parent-style-name="DefaultParagraphFont" style:family="text">
      <style:text-properties fo:font-weight="bold" style:font-weight-asian="bold" fo:background-color="#FFFF00" fo:language="en" fo:country="US"/>
    </style:style>
    <style:style style:name="T638" style:parent-style-name="DefaultParagraphFont" style:family="text">
      <style:text-properties fo:background-color="#FFFF00" fo:language="en" fo:country="US"/>
    </style:style>
    <style:style style:name="T639" style:parent-style-name="DefaultParagraphFont" style:family="text">
      <style:text-properties fo:background-color="#FFFF00" fo:language="en" fo:country="US"/>
    </style:style>
    <style:style style:name="T640" style:parent-style-name="DefaultParagraphFont" style:family="text">
      <style:text-properties fo:font-weight="bold" style:font-weight-asian="bold" fo:font-style="italic" style:font-style-asian="italic" fo:background-color="#FFFF00" fo:language="en" fo:country="US"/>
    </style:style>
    <style:style style:name="T641" style:parent-style-name="DefaultParagraphFont" style:family="text">
      <style:text-properties fo:font-weight="bold" style:font-weight-asian="bold" fo:background-color="#FFFF00" fo:language="en" fo:country="US"/>
    </style:style>
    <style:style style:name="T642" style:parent-style-name="DefaultParagraphFont" style:family="text">
      <style:text-properties fo:background-color="#FFFF00" fo:language="en" fo:country="US"/>
    </style:style>
    <style:style style:name="P64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US"/>
    </style:style>
    <style:style style:name="TableColumn645" style:family="table-column">
      <style:table-column-properties style:column-width="3.225in"/>
    </style:style>
    <style:style style:name="TableColumn646" style:family="table-column">
      <style:table-column-properties style:column-width="3.225in"/>
    </style:style>
    <style:style style:name="Table644" style:family="table">
      <style:table-properties style:width="6.45in" fo:margin-left="0in" table:align="left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T64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5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65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5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T656" style:parent-style-name="DefaultParagraphFont" style:family="text">
      <style:text-properties fo:language="en" fo:country="US"/>
    </style:style>
    <style:style style:name="T657" style:parent-style-name="DefaultParagraphFont" style:family="text">
      <style:text-properties fo:language="en" fo:country="US" style:language-asian="en" style:country-asian="US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T659" style:parent-style-name="DefaultParagraphFont" style:family="text">
      <style:text-properties fo:language="en" fo:country="US"/>
    </style:style>
    <style:style style:name="T660" style:parent-style-name="DefaultParagraphFont" style:family="text">
      <style:text-properties fo:language="en" fo:country="US" style:language-asian="en" style:country-asian="US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T663" style:parent-style-name="DefaultParagraphFont" style:family="text">
      <style:text-properties fo:language="en" fo:country="US" style:language-asian="en" style:country-asian="US"/>
    </style:style>
    <style:style style:name="T664" style:parent-style-name="DefaultParagraphFont" style:family="text">
      <style:text-properties fo:font-size="9pt" style:font-size-asian="9pt" style:font-size-complex="9pt" fo:language="en" fo:country="US" style:language-asian="en" style:country-asian="US"/>
    </style:style>
    <style:style style:name="T665" style:parent-style-name="DefaultParagraphFont" style:family="text">
      <style:text-properties fo:language="en" fo:country="US" style:language-asian="en" style:country-asian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text-properties fo:language="en" fo:country="US" style:language-asian="en" style:country-asian="US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text-properties fo:language="en" fo:country="US" style:language-asian="en" style:country-asian="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text-properties fo:language="en" fo:country="US" style:language-asian="en" style:country-asian="US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text-properties fo:language="en" fo:country="US" style:language-asian="en" style:country-asian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text-properties fo:language="en" fo:country="US" style:language-asian="en" style:country-asian="US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text-properties fo:language="en" fo:country="US" style:language-asian="en" style:country-asian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text-properties fo:language="en" fo:country="US" style:language-asian="en" style:country-asian="US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text-properties fo:language="en" fo:country="US" style:language-asian="en" style:country-asian="US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text-properties fo:language="en" fo:country="US" style:language-asian="en" style:country-asian="US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text-properties fo:language="en" fo:country="US" style:language-asian="en" style:country-asian="U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T692" style:parent-style-name="DefaultParagraphFont" style:family="text">
      <style:text-properties fo:language="en" fo:country="US" style:language-asian="en" style:country-asian="US"/>
    </style:style>
    <style:style style:name="T693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694" style:parent-style-name="DefaultParagraphFont" style:family="text">
      <style:text-properties fo:font-style="italic" style:font-style-asian="italic" style:language-asian="en" style:country-asian="US"/>
    </style:style>
    <style:style style:name="T695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text-properties fo:language="en" fo:country="US" style:language-asian="en" style:country-asian="US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T700" style:parent-style-name="DefaultParagraphFont" style:family="text">
      <style:text-properties fo:language="en" fo:country="US" style:language-asian="en" style:country-asian="US"/>
    </style:style>
    <style:style style:name="T701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02" style:parent-style-name="DefaultParagraphFont" style:family="text">
      <style:text-properties fo:font-style="italic" style:font-style-asian="italic" style:language-asian="en" style:country-asian="US"/>
    </style:style>
    <style:style style:name="T703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text-properties fo:language="en" fo:country="US" style:language-asian="en" style:country-asian="U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text-properties fo:language="en" fo:country="US" style:language-asian="en" style:country-asian="US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text-properties fo:language="en" fo:country="US" style:language-asian="en" style:country-asian="US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text-properties fo:language="en" fo:country="US" style:language-asian="en" style:country-asian="US"/>
    </style:style>
    <style:style style:name="TableRow714" style:family="table-row">
      <style:table-row-properties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text-properties fo:language="en" fo:country="US" style:language-asian="en" style:country-asian="US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T718" style:parent-style-name="DefaultParagraphFont" style:family="text">
      <style:text-properties fo:language="en" fo:country="US" style:language-asian="en" style:country-asian="US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T721" style:parent-style-name="DefaultParagraphFont" style:family="text">
      <style:text-properties fo:language="en" fo:country="US" style:language-asian="en" style:country-asian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T723" style:parent-style-name="DefaultParagraphFont" style:family="text">
      <style:text-properties fo:language="en" fo:country="US" style:language-asian="en" style:country-asian="US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text-properties fo:language="en" fo:country="US" style:language-asian="en" style:country-asian="US"/>
    </style:style>
    <style:style style:name="P727" style:parent-style-name="Normal" style:family="paragraph">
      <style:paragraph-properties fo:text-align="center"/>
      <style:text-properties fo:font-weight="bold" style:font-weight-asian="bold" fo:font-style="italic" style:font-style-asian="italic" fo:language="en" fo:country="US"/>
    </style:style>
    <style:style style:name="P728" style:parent-style-name="Normal" style:family="paragraph">
      <style:paragraph-properties fo:text-align="center"/>
      <style:text-properties fo:font-weight="bold" style:font-weight-asian="bold" fo:font-style="italic" style:font-style-asian="italic" fo:language="en" fo:country="US"/>
    </style:style>
    <style:style style:name="P729" style:parent-style-name="Normal" style:family="paragraph">
      <style:paragraph-properties fo:text-align="center"/>
      <style:text-properties fo:font-weight="bold" style:font-weight-asian="bold" fo:font-style="italic" style:font-style-asian="italic" fo:language="en" fo:country="US"/>
    </style:style>
    <style:style style:name="P730" style:parent-style-name="Normal" style:family="paragraph">
      <style:text-properties fo:language="en" fo:country="US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text-properties fo:language="en" fo:country="US"/>
    </style:style>
    <style:style style:name="P734" style:parent-style-name="Normal" style:family="paragraph">
      <style:text-properties fo:language="en" fo:country="US"/>
    </style:style>
    <style:style style:name="P735" style:parent-style-name="Normal" style:family="paragraph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P737" style:parent-style-name="Normal" style:family="paragraph">
      <style:text-properties fo:language="en" fo:country="US"/>
    </style:style>
    <style:style style:name="P738" style:parent-style-name="Normal" style:family="paragraph">
      <style:text-properties fo:language="en" fo:country="US"/>
    </style:style>
    <style:style style:name="P739" style:parent-style-name="Normal" style:family="paragraph">
      <style:text-properties fo:language="en" fo:country="US"/>
    </style:style>
    <style:style style:name="P740" style:parent-style-name="Normal" style:family="paragraph">
      <style:text-properties fo:language="en" fo:country="US"/>
    </style:style>
    <style:style style:name="P741" style:parent-style-name="Normal" style:family="paragraph">
      <style:text-properties fo:language="en" fo:country="US"/>
    </style:style>
    <style:style style:name="P742" style:parent-style-name="Normal" style:family="paragraph">
      <style:text-properties fo:language="en" fo:country="US"/>
    </style:style>
    <style:style style:name="P743" style:parent-style-name="Normal" style:family="paragraph">
      <style:text-properties fo:language="en" fo:country="US"/>
    </style:style>
    <style:style style:name="P744" style:parent-style-name="Normal" style:family="paragraph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P746" style:parent-style-name="Normal" style:family="paragraph">
      <style:text-properties fo:language="en" fo:country="US"/>
    </style:style>
    <style:style style:name="P747" style:parent-style-name="Normal" style:family="paragraph">
      <style:text-properties fo:language="en" fo:country="US"/>
    </style:style>
    <style:style style:name="P748" style:parent-style-name="Normal" style:family="paragraph">
      <style:text-properties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text-properties fo:language="en" fo:country="US"/>
    </style:style>
    <style:style style:name="P751" style:parent-style-name="Normal" style:family="paragraph">
      <style:text-properties fo:language="en" fo:country="US"/>
    </style:style>
    <style:style style:name="P752" style:parent-style-name="Normal" style:family="paragraph">
      <style:text-properties fo:language="en" fo:country="US"/>
    </style:style>
    <style:style style:name="P753" style:parent-style-name="Normal" style:family="paragraph">
      <style:text-properties fo:language="en" fo:country="US"/>
    </style:style>
    <style:style style:name="P754" style:parent-style-name="Normal" style:family="paragraph">
      <style:text-properties fo:language="en" fo:country="US"/>
    </style:style>
    <style:style style:name="P755" style:parent-style-name="Normal" style:family="paragraph">
      <style:text-properties fo:language="en" fo:country="US"/>
    </style:style>
    <style:style style:name="P756" style:parent-style-name="Normal" style:family="paragraph">
      <style:text-properties fo:language="en" fo:country="US"/>
    </style:style>
    <style:style style:name="P757" style:parent-style-name="Normal" style:family="paragraph">
      <style:text-properties fo:language="en" fo:country="US"/>
    </style:style>
    <style:style style:name="T758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59" style:parent-style-name="DefaultParagraphFont" style:family="text">
      <style:text-properties fo:font-style="italic" style:font-style-asian="italic" style:language-asian="en" style:country-asian="US"/>
    </style:style>
    <style:style style:name="T760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61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62" style:parent-style-name="DefaultParagraphFont" style:family="text">
      <style:text-properties fo:font-style="italic" style:font-style-asian="italic" style:language-asian="en" style:country-asian="US"/>
    </style:style>
    <style:style style:name="T763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P764" style:parent-style-name="Normal" style:family="paragraph">
      <style:text-properties fo:language="en" fo:country="US" style:language-asian="en" style:country-asian="US"/>
    </style:style>
    <style:style style:name="T765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66" style:parent-style-name="DefaultParagraphFont" style:family="text">
      <style:text-properties fo:font-style="italic" style:font-style-asian="italic" style:language-asian="en" style:country-asian="US"/>
    </style:style>
    <style:style style:name="T767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68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69" style:parent-style-name="DefaultParagraphFont" style:family="text">
      <style:text-properties fo:font-style="italic" style:font-style-asian="italic" style:language-asian="en" style:country-asian="US"/>
    </style:style>
    <style:style style:name="T770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71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72" style:parent-style-name="DefaultParagraphFont" style:family="text">
      <style:text-properties fo:font-style="italic" style:font-style-asian="italic" style:language-asian="en" style:country-asian="US"/>
    </style:style>
    <style:style style:name="T773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74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75" style:parent-style-name="DefaultParagraphFont" style:family="text">
      <style:text-properties fo:font-style="italic" style:font-style-asian="italic" style:language-asian="en" style:country-asian="US"/>
    </style:style>
    <style:style style:name="T776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777" style:parent-style-name="DefaultParagraphFont" style:family="text">
      <style:text-properties fo:language="en" fo:country="US" style:language-asian="en" style:country-asian="US"/>
    </style:style>
    <style:style style:name="P778" style:parent-style-name="Normal" style:family="paragraph">
      <style:text-properties fo:language="en" fo:country="US"/>
    </style:style>
    <style:style style:name="T779" style:parent-style-name="DefaultParagraphFont" style:family="text">
      <style:text-properties fo:language="en" fo:country="US"/>
    </style:style>
    <style:style style:name="P780" style:parent-style-name="Normal" style:family="paragraph">
      <style:text-properties fo:language="en" fo:country="US"/>
    </style:style>
    <style:style style:name="T781" style:parent-style-name="DefaultParagraphFont" style:family="text">
      <style:text-properties fo:language="en" fo:country="US"/>
    </style:style>
    <style:style style:name="T782" style:parent-style-name="DefaultParagraphFont" style:family="text">
      <style:text-properties fo:language="en" fo:country="US"/>
    </style:style>
    <style:style style:name="T783" style:parent-style-name="DefaultParagraphFont" style:family="text">
      <style:text-properties fo:language="en" fo:country="US"/>
    </style:style>
    <style:style style:name="T784" style:parent-style-name="DefaultParagraphFont" style:family="text">
      <style:text-properties fo:language="en" fo:country="US"/>
    </style:style>
    <style:style style:name="T785" style:parent-style-name="DefaultParagraphFont" style:family="text">
      <style:text-properties fo:language="en" fo:country="US"/>
    </style:style>
    <style:style style:name="T786" style:parent-style-name="DefaultParagraphFont" style:family="text">
      <style:text-properties fo:language="en" fo:country="US"/>
    </style:style>
    <style:style style:name="T787" style:parent-style-name="DefaultParagraphFont" style:family="text">
      <style:text-properties fo:language="en" fo:country="US"/>
    </style:style>
    <style:style style:name="T788" style:parent-style-name="DefaultParagraphFont" style:family="text">
      <style:text-properties fo:language="en" fo:country="US"/>
    </style:style>
    <style:style style:name="T789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790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fo:language="en" fo:country="US"/>
    </style:style>
    <style:style style:name="T79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92" style:parent-style-name="DefaultParagraphFont" style:family="text">
      <style:text-properties fo:language="en" fo:country="US"/>
    </style:style>
    <style:style style:name="T793" style:parent-style-name="DefaultParagraphFont" style:family="text">
      <style:text-properties fo:language="en" fo:country="US"/>
    </style:style>
    <style:style style:name="T794" style:parent-style-name="DefaultParagraphFont" style:family="text">
      <style:text-properties fo:font-weight="bold" style:font-weight-asian="bold"/>
    </style:style>
    <style:style style:name="T795" style:parent-style-name="DefaultParagraphFont" style:family="text">
      <style:text-properties fo:font-weight="bold" style:font-weight-asian="bold" fo:language="en" fo:country="US"/>
    </style:style>
    <style:style style:name="T796" style:parent-style-name="DefaultParagraphFont" style:family="text">
      <style:text-properties fo:language="en" fo:country="US"/>
    </style:style>
    <style:style style:name="T797" style:parent-style-name="DefaultParagraphFont" style:family="text">
      <style:text-properties fo:language="en" fo:country="US"/>
    </style:style>
    <style:style style:name="T798" style:parent-style-name="DefaultParagraphFont" style:family="text">
      <style:text-properties fo:language="en" fo:country="US"/>
    </style:style>
    <style:style style:name="T799" style:parent-style-name="DefaultParagraphFont" style:family="text">
      <style:text-properties fo:font-style="italic" style:font-style-asian="italic"/>
    </style:style>
    <style:style style:name="T800" style:parent-style-name="DefaultParagraphFont" style:family="text">
      <style:text-properties fo:font-style="italic" style:font-style-asian="italic" fo:language="en" fo:country="US"/>
    </style:style>
    <style:style style:name="T801" style:parent-style-name="DefaultParagraphFont" style:family="text">
      <style:text-properties fo:language="en" fo:country="US"/>
    </style:style>
    <style:style style:name="T802" style:parent-style-name="DefaultParagraphFont" style:family="text">
      <style:text-properties fo:language="en" fo:country="US"/>
    </style:style>
    <style:style style:name="T803" style:parent-style-name="DefaultParagraphFont" style:family="text">
      <style:text-properties fo:language="en" fo:country="US"/>
    </style:style>
    <style:style style:name="T804" style:parent-style-name="DefaultParagraphFont" style:family="text">
      <style:text-properties fo:language="en" fo:country="US"/>
    </style:style>
    <style:style style:name="T805" style:parent-style-name="DefaultParagraphFont" style:family="text">
      <style:text-properties fo:language="en" fo:country="US"/>
    </style:style>
    <style:style style:name="T806" style:parent-style-name="DefaultParagraphFont" style:family="text">
      <style:text-properties fo:language="en" fo:country="US"/>
    </style:style>
    <style:style style:name="T807" style:parent-style-name="DefaultParagraphFont" style:family="text">
      <style:text-properties fo:language="en" fo:country="US"/>
    </style:style>
    <style:style style:name="P808" style:parent-style-name="Normal" style:family="paragraph">
      <style:text-properties fo:language="en" fo:country="US"/>
    </style:style>
    <style:style style:name="P809" style:parent-style-name="Normal" style:family="paragraph">
      <style:text-properties fo:language="en" fo:country="US"/>
    </style:style>
    <style:style style:name="T810" style:parent-style-name="DefaultParagraphFont" style:family="text">
      <style:text-properties fo:language="en" fo:country="US"/>
    </style:style>
    <style:style style:name="T811" style:parent-style-name="DefaultParagraphFont" style:family="text">
      <style:text-properties fo:language="en" fo:country="US"/>
    </style:style>
    <style:style style:name="T812" style:parent-style-name="DefaultParagraphFont" style:family="text">
      <style:text-properties fo:language="en" fo:country="US"/>
    </style:style>
    <style:style style:name="T813" style:parent-style-name="DefaultParagraphFont" style:family="text">
      <style:text-properties fo:language="en" fo:country="US"/>
    </style:style>
    <style:style style:name="P814" style:parent-style-name="Normal" style:family="paragraph">
      <style:text-properties fo:language="en" fo:country="US"/>
    </style:style>
    <style:style style:name="T815" style:parent-style-name="DefaultParagraphFont" style:family="text">
      <style:text-properties fo:language="en" fo:country="US"/>
    </style:style>
    <style:style style:name="T816" style:parent-style-name="DefaultParagraphFont" style:family="text">
      <style:text-properties fo:language="en" fo:country="US"/>
    </style:style>
    <style:style style:name="T817" style:parent-style-name="DefaultParagraphFont" style:family="text">
      <style:text-properties fo:language="en" fo:country="US"/>
    </style:style>
    <style:style style:name="T818" style:parent-style-name="DefaultParagraphFont" style:family="text">
      <style:text-properties fo:language="en" fo:country="US"/>
    </style:style>
    <style:style style:name="T819" style:parent-style-name="DefaultParagraphFont" style:family="text">
      <style:text-properties fo:language="en" fo:country="US"/>
    </style:style>
    <style:style style:name="T820" style:parent-style-name="DefaultParagraphFont" style:family="text">
      <style:text-properties fo:language="en" fo:country="US"/>
    </style:style>
    <style:style style:name="T821" style:parent-style-name="DefaultParagraphFont" style:family="text">
      <style:text-properties fo:language="en" fo:country="US"/>
    </style:style>
    <style:style style:name="T822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823" style:parent-style-name="DefaultParagraphFont" style:family="text">
      <style:text-properties fo:language="en" fo:country="US"/>
    </style:style>
    <style:style style:name="T824" style:parent-style-name="DefaultParagraphFont" style:family="text">
      <style:text-properties fo:font-style="italic" style:font-style-asian="italic" fo:language="en" fo:country="US"/>
    </style:style>
    <style:style style:name="T825" style:parent-style-name="DefaultParagraphFont" style:family="text">
      <style:text-properties fo:font-style="italic" style:font-style-asian="italic" fo:language="en" fo:country="US"/>
    </style:style>
    <style:style style:name="T826" style:parent-style-name="DefaultParagraphFont" style:family="text">
      <style:text-properties fo:font-weight="bold" style:font-weight-asian="bold" fo:language="en" fo:country="US"/>
    </style:style>
    <style:style style:name="P827" style:parent-style-name="Normal" style:family="paragraph">
      <style:text-properties fo:font-weight="bold" style:font-weight-asian="bold" fo:language="en" fo:country="US"/>
    </style:style>
    <style:style style:name="P828" style:parent-style-name="Normal" style:family="paragraph">
      <style:text-properties fo:language="en" fo:country="US"/>
    </style:style>
  </office:automatic-styles>
  <office:body>
    <office:text text:use-soft-page-breaks="true">
      <text:p text:style-name="P1">Tenses<text:s/>– Table List of All Verb Tenses in Modern English</text:p>
      <text:p text:style-name="P2"><text:span text:style-name="T3">by<text:s/></text:span><text:a xlink:href="http://uni-plovdiv.bg" office:target-frame-name="_top" xlink:show="replace"><text:span text:style-name="T4">http://uni-plovdiv.bg</text:span></text:a><text:span text:style-name="T5"><text:s/></text:span></text:p>
      <text:p text:style-name="P6"><text:span text:style-name="T7">(based on textbooks<text:s/></text:span><text:span text:style-name="T8">like</text:span><text:span text:style-name="T9"><text:s/></text:span><text:span text:style-name="T10">Grammar of English</text:span><text:span text:style-name="T11">)</text:span><text:span text:style-name="T12">,<text:s/></text:span></text:p>
      <text:p text:style-name="P13"><text:a xlink:href="https://sites.google.com/view/ve4ernik/" office:target-frame-name="_top" xlink:show="replace"><text:span text:style-name="T14">https://sites.google.com/view/ve4ernik/</text:span></text:a><text:span text:style-name="T15"><text:s/>&amp;<text:s/></text:span></text:p>
      <text:p text:style-name="P16"><text:a xlink:href="https://github.com/sahwar/Bulogos/" office:target-frame-name="_top" xlink:show="replace"><text:span text:style-name="T17">https://github.com/sahwar/Bulogos/</text:span></text:a><text:span text:style-name="T18"><text:s/></text:span></text:p>
      <text:p text:style-name="P19"/>
      <text:p text:style-name="P20"/>
      <text:p text:style-name="P21"/>
      <text:p text:style-name="Normal"><text:span text:style-name="T22">1. We use the<text:s/></text:span><text:span text:style-name="T23">Present<text:s/></text:span><text:span text:style-name="T24">S</text:span><text:span text:style-name="T25">imple</text:span><text:span text:style-name="T26">:</text:span></text:p>
      <text:p text:style-name="Normal"><text:span text:style-name="T27">(1) for permanent situations –<text:s/></text:span><text:span text:style-name="T28">Giraffes live in Africa.</text:span><text:span text:style-name="T29"><text:line-break/>(2) for things that are generally true –<text:s/></text:span><text:span text:style-name="T30">It rains in winter.</text:span><text:span text:style-name="T31"><text:line-break/></text:span><text:span text:style-name="T32">(3) for habits -</text:span><text:span text:style-name="T33"><text:s/></text:span><text:span text:style-name="T34">She smokes cigars.</text:span><text:span text:style-name="T35"><text:line-break/>(4) for things that happen regularly – They play football on Monday nights.</text:span><text:span text:style-name="T36"><text:line-break/>(5) with verbs that describe current states (love, believe, own, etc.) –<text:s/></text:span><text:span text:style-name="T37">She loves chocolate.</text:span><text:span text:style-name="T38"><text:line-break/></text:span><text:span text:style-name="T39">(6) in informal reports or instructions –<text:s/></text:span><text:span text:style-name="T40">You go to the end and turn left.</text:span></text:p>
      <text:p text:style-name="Normal"><text:span text:style-name="T41">(7) when we perform an action by speaking (e.g. when we promise/accept something) –<text:s/></text:span><text:span text:style-name="T42">I promise to be more careful.</text:span><text:span text:style-name="T43"><text:line-break/></text:span><text:span text:style-name="T44">(8) to describe current situations as permanent –<text:s/></text:span><text:span text:style-name="T45">I live in Plovdiv and work for a newspaper.</text:span><text:span text:style-name="T46"><text:line-break/></text:span><text:span text:style-name="T47">(9) + “be” /</text:span><text:span text:style-name="T48"><text:s/>“have” for typical situations or states –<text:s/></text:span><text:span text:style-name="T49">John is normally a quiet person. He has a gentle voice.</text:span><text:span text:style-name="T50"><text:line-break/></text:span><text:span text:style-name="T51">(10) FUTURE - for future events in a schedule or timetable –<text:s/></text:span><text:span text:style-name="T52">The new course starts in January. The train leaves at 10 o’clock.</text:span><text:span text:style-name="T53"><text:line-break/></text:span><text:span text:style-name="T54">(11) FUTURE<text:s/></text:span><text:span text:style-name="T55">–</text:span><text:span text:style-name="T56"><text:s/></text:span><text:span text:style-name="T57">for future actions in clauses after subordinating conjunctions (i.e. what, when) –<text:s/></text:span><text:span text:style-name="T58">It won’t matter what he says later. I’ll see you when I get back.</text:span></text:p>
      <text:p text:style-name="Normal"><text:span text:style-name="T59"><text:line-break/></text:span><text:span text:style-name="T60">2. We use the<text:s/></text:span><text:span text:style-name="T61">Present Continuous</text:span><text:span text:style-name="T62">:</text:span><text:span text:style-name="T63"><text:line-break/></text:span><text:span text:style-name="T64">(1) for actions in progress<text:s/></text:span><text:span text:style-name="T65">–</text:span><text:span text:style-name="T66"><text:s/></text:span><text:span text:style-name="T67">I’m<text:s/></text:span><text:span text:style-name="T68">calling to let you know I’m coming.</text:span><text:span text:style-name="T69"><text:line-break/>(2) to talk about being in the middle of an activity</text:span><text:span text:style-name="T70"><text:s/></text:span><text:span text:style-name="T71">–</text:span><text:span text:style-name="T72"><text:s/></text:span><text:span text:style-name="T73">It’s snowing and the traffic is moving slowly.</text:span><text:span text:style-name="T74"><text:line-break/></text:span><text:span text:style-name="T75">(3) to describe current situations as temporary –<text:s/></text:span><text:span text:style-name="T76">I’m living with my parents. I’m looking for a job.</text:span><text:span text:style-name="T77"><text:line-break/></text:span><text:span text:style-name="T78">(4) + “be” / “have” for temporary or special situation</text:span><text:span text:style-name="T79">s</text:span><text:span text:style-name="T80"><text:s/>–<text:s/></text:span><text:span text:style-name="T81">John is being wild tonight. He’s having a graduation party.</text:span><text:span text:style-name="T82"><text:line-break/></text:span><text:span text:style-name="T83">(5) FUTURE -<text:s/></text:span><text:span text:style-name="T84">to talk about a future action we have planned or arranged –<text:s/></text:span><text:span text:style-name="T85">I’m seeing the doctor on Friday. We’re playing tomorrow.</text:span><text:span text:style-name="T86"><text:line-break/></text:span><text:span text:style-name="T87"><text:line-break/></text:span><text:span text:style-name="T88">3. We use the<text:s/></text:span><text:span text:style-name="T89">Present Perfect</text:span><text:span text:style-name="T90"><text:s/>(have + past particple):</text:span><text:span text:style-name="T91"><text:line-break/></text:span><text:span text:style-name="T92">(1) to talk about or describe an action or situation started in the past which connects to the present –<text:s/></text:span><text:span text:style-name="T93">I’ve worked here since 2008.</text:span><text:span text:style-name="T94"><text:line-break/></text:span><text:span text:style-name="T95">(2) when we mean ‘at any point up to now’ –<text:s/></text:span><text:span text:style-name="T96">This is the best hamburger that I’ve ever tasted.</text:span><text:span text:style-name="T97"><text:line-break/></text:span><text:span text:style-name="T98">(3) with state verbs –<text:s/></text:span><text:span text:style-name="T99">I have known Brian for about 6 years.</text:span><text:span text:style-name="T100"><text:line-break/></text:span><text:span text:style-name="T101">(4)<text:s/></text:span><text:span text:style-name="T102">to describe something as a series of separate actions –<text:s/></text:span><text:span text:style-name="T103">He has called 4 times and he has asked for you each time.</text:span><text:span text:style-name="T104"><text:line-break/></text:span><text:span text:style-name="T105">(5)<text:s/></text:span><text:span text:style-name="T106">to describe an action as the present result of an earlier action<text:s/></text:span><text:span text:style-name="T107">–</text:span><text:span text:style-name="T108"><text:s/></text:span><text:span text:style-name="T109">We’ve made soup. That’s why everyone is eating.</text:span><text:span text:style-name="T110"><text:line-break/></text:span><text:span text:style-name="T111">(6)<text:s/></text:span><text:span text:style-name="T112">when we think a situation has not ended<text:s/></text:span><text:span text:style-name="T113">–</text:span><text:span text:style-name="T114"><text:s/></text:span><text:span text:style-name="T115">I have lived in London for a year.</text:span><text:span text:style-name="T116"><text:s/>She has known him since school. Has Jason been ill?</text:span></text:p>
      <text:p text:style-name="Normal"><text:span text:style-name="T117">(7)<text:s/></text:span><text:span text:style-name="T118">with time expressions<text:s/></text:span><text:span text:style-name="T119">for a period up to now (</text:span><text:span text:style-name="T120">e.g.<text:s/></text:span><text:span text:style-name="T121">lately, so far)<text:s/></text:span><text:span text:style-name="T122">–</text:span><text:span text:style-name="T123"><text:s/></text:span><text:span text:style-name="T124">Have you seen any good films lately?</text:span></text:p>
      <text:p text:style-name="Normal"><text:span text:style-name="T125">(8)<text:s/></text:span><text:span text:style-name="T126">when we are talking about actions up to the present which might happen again<text:s/></text:span><text:span text:style-name="T127">–</text:span><text:span text:style-name="T128"><text:s/></text:span><text:span text:style-name="T129">He has been on TV.<text:s/></text:span><text:span text:style-name="T130">He has often had health problems.</text:span><text:span text:style-name="T131"><text:line-break/></text:span><text:span text:style-name="T132">(9)<text:s/></text:span><text:span text:style-name="T133">in clauses beginning with “after”, “as soon as” and “when” for completed actions in the future –<text:s/></text:span><text:span text:style-name="T134">After/As soons as/When he has made his copies, I will do mine.</text:span></text:p>
      <text:p text:style-name="P135"/>
      <text:p text:style-name="Normal"><text:span text:style-name="T136">4. We use the<text:s/></text:span><text:span text:style-name="T137">Present Perfect Continuous</text:span><text:span text:style-name="T138"><text:s/>(have + been + -ing):</text:span><text:span text:style-name="T139"><text:line-break/></text:span><text:span text:style-name="T140">(1)<text:s/></text:span><text:span text:style-name="T141">to talk about an activity in progress up to the present –<text:s/></text:span><text:span text:style-name="T142">They’ve been repairing our street and it’s been causing a lot of traffic problems.</text:span><text:span text:style-name="T143"><text:line-break/></text:span><text:span text:style-name="T144">(2)<text:s/></text:span><text:span text:style-name="T145">to ask about or describe actions which go on over a period of time up to the present<text:s/></text:span><text:span text:style-name="T146">–</text:span><text:span text:style-name="T147"><text:s/></text:span><text:span text:style-name="T148">Have you been waiting long? I’ve been sitting here for an hour.</text:span><text:span text:style-name="T149"><text:line-break/></text:span><text:span text:style-name="T150">(3)<text:s/></text:span><text:span text:style-name="T151">to describe something as if it is a continuous action up to the present<text:s/></text:span><text:span text:style-name="T152">–</text:span><text:span text:style-name="T153"><text:s/></text:span><text:span text:style-name="T154">He’s been calling for you. It has been raining a lot recently.</text:span><text:span text:style-name="T155"><text:line-break/></text:span><text:span text:style-name="T156">(4)<text:s/></text:span><text:span text:style-name="T157">to describe an action as a process going on from earlier up to the present<text:s/></text:span><text:span text:style-name="T158">–</text:span><text:span text:style-name="T159"><text:s/></text:span><text:span text:style-name="T160">We’ve been making soup. That’s why the kitchen is hot.</text:span><text:span text:style-name="T161"><text:line-break/></text:span><text:span text:style-name="T162">---</text:span><text:span text:style-name="T163"><text:line-break/></text:span><text:span text:style-name="T164">5. We use the<text:s/></text:span><text:span text:style-name="T165">Past Simple</text:span><text:span text:style-name="T166">:</text:span><text:span text:style-name="T167"><text:line-break/>(1)<text:s/></text:span><text:span text:style-name="T168">when we think the situation ended<text:s/></text:span><text:span text:style-name="T169">–</text:span><text:span text:style-name="T170"><text:s/></text:span><text:span text:style-name="T171">I lived in London for a year. She knew him in school. Was Jason ill?</text:span><text:span text:style-name="T172"><text:s/>(compare with P</text:span><text:span text:style-name="T173">r</text:span><text:span text:style-name="T174">P (6)).</text:span><text:span text:style-name="T175"><text:line-break/>(2)<text:s/></text:span><text:span text:style-name="T176">with time expressions for a period that ended earlier<text:s/></text:span><text:span text:style-name="T177">(e.g. last night, yesterday, last year)<text:s/></text:span><text:span text:style-name="T178">–</text:span><text:span text:style-name="T179"><text:s/></text:span><text:span text:style-name="T180">I didn’t do the homework yesterday</text:span><text:span text:style-name="T181">.</text:span><text:span text:style-name="T182"><text:s/>(compare with PrP</text:span><text:span text:style-name="T183"><text:s/>(7)).</text:span><text:span text:style-name="T184"><text:line-break/>(3)<text:s/></text:span><text:span text:style-name="T185">for actions which we don’t think will happen again –<text:s/></text:span><text:span text:style-name="T186">She had 3 children. She was a teacher in Bulgaria.</text:span><text:span text:style-name="T187"><text:s/>(compare with PrP (8)).</text:span><text:span text:style-name="T188"><text:line-break/></text:span><text:span text:style-name="T189">(4) in clauses beginning with “after”, “as soon as” and “when”<text:s/></text:span><text:span text:style-name="T190">for completed actions in the past<text:s/></text:span><text:span text:style-name="T191">–</text:span><text:span text:style-name="T192"><text:s/></text:span><text:span text:style-name="T193">As soon as he made his copies, I did mine.</text:span><text:span text:style-name="T194"><text:s/>(compare with PrP (9)).</text:span><text:span text:style-name="T195"><text:line-break/>(5)<text:s/></text:span><text:span text:style-name="T196">for completed actions in the past<text:s/></text:span><text:span text:style-name="T197">–</text:span><text:span text:style-name="T198"><text:s/></text:span><text:span text:style-name="T199">Edison invented the light bulb.</text:span><text:span text:style-name="T200"><text:line-break/></text:span><text:span text:style-name="T201">(6)<text:s/></text:span><text:span text:style-name="T202">for past states<text:s/></text:span><text:span text:style-name="T203">–</text:span><text:span text:style-name="T204"><text:s/></text:span><text:span text:style-name="T205">That ring belonged to my mother. Life seemed easier then.</text:span></text:p>
      <text:p text:style-name="Normal"><text:span text:style-name="T206">(7)<text:s/></text:span><text:span text:style-name="T207">for 2 or more past actions in sequence, especially in narrative<text:s/></text:span><text:span text:style-name="T208">–</text:span><text:span text:style-name="T209"><text:s/></text:span><text:span text:style-name="T210">I tripped and landed on my knees.</text:span><text:span text:style-name="T211"><text:line-break/></text:span><text:span text:style-name="T212">(8)<text:s/></text:span><text:span text:style-name="T213">“used to”</text:span><text:span text:style-name="T214"><text:s/>(“didn’t use to” / “used not to”)</text:span><text:span text:style-name="T215"><text:s/>= to talk about habits in the past or to make a stronger contrast with the present<text:s/></text:span><text:span text:style-name="T216">–</text:span><text:span text:style-name="T217"><text:s/></text:span><text:span text:style-name="T218">There used to be a shop there.<text:s/></text:span><text:span text:style-name="T219">He used to smoke a lot.</text:span></text:p>
      <text:p text:style-name="Normal"><text:span text:style-name="T220">(9)<text:s/></text:span><text:span text:style-name="T221">“would”<text:s/></text:span><text:span text:style-name="T222">= to talk about typical actions or activities during a period in the past<text:s/></text:span><text:span text:style-name="T223">–</text:span><text:span text:style-name="T224"><text:s/></text:span><text:span text:style-name="T225">In summer, we would take trips to my village. We would sometimes buy ice-cream.</text:span><text:span text:style-name="T226"><text:line-break/></text:span><text:span text:style-name="T227">(10)<text:s/></text:span><text:span text:style-name="T228">when we want to describe<text:s/></text:span><text:span text:style-name="T229">a past activity as a series of separate actions</text:span><text:span text:style-name="T230"><text:s/>(</text:span><text:span text:style-name="T231">In many cases, the Past Simple and Past Continuous can be used interchangeably.</text:span><text:span text:style-name="T232">)</text:span><text:span text:style-name="T233"><text:s/>(compare with PaC (3))</text:span><text:span text:style-name="T234"><text:s/></text:span><text:span text:style-name="T235">–</text:span><text:span text:style-name="T236"><text:s/></text:span><text:span text:style-name="T237">Usually she went to the library about once a week and only studied occasionally for tests.</text:span></text:p>
      <text:p text:style-name="P238">(11) As a more direct way than Past Continuous.</text:p>
      <text:p text:style-name="Normal"><text:span text:style-name="T239"><text:line-break/></text:span><text:span text:style-name="T240">6. We use the<text:s/></text:span><text:span text:style-name="T241">Past Continuous</text:span><text:span text:style-name="T242"><text:s/>(was/were + -ing)</text:span><text:span text:style-name="T243">:</text:span><text:span text:style-name="T244"><text:line-break/></text:span><text:span text:style-name="T245">(1)<text:s/></text:span><text:span text:style-name="T246">to describe actions in progress at a specific time in the past<text:s/></text:span><text:span text:style-name="T247">–</text:span><text:span text:style-name="T248"><text:s/></text:span><text:span text:style-name="T249">What were you doing at 8:30 last night? During the 1890s, many people were leaving the south and moving to the north to look for work.</text:span><text:span text:style-name="T250"><text:line-break/></text:span><text:span text:style-name="T251">(2) with some verbs (e.g. wonder, hope) to make a request more polite<text:s/></text:span><text:span text:style-name="T252">–</text:span><text:span text:style-name="T253"><text:s/></text:span><text:span text:style-name="T254">I was wondering when I could talk to you. We were hoping you might have a free moment.</text:span><text:span text:style-name="T255"><text:line-break/></text:span><text:span text:style-name="T256">(3)<text:s/></text:span><text:span text:style-name="T257">to describe the past activity as if it was a continuous action</text:span><text:span text:style-name="T258"><text:s/>(In many cases, the Past Simple and Past Continuous can be used interchangeably.)</text:span><text:span text:style-name="T259"><text:s/>–</text:span><text:span text:style-name="T260"><text:s/></text:span><text:span text:style-name="T261">Before the final exam, however, she was going to the library and studying every single day.</text:span><text:span text:style-name="T262"><text:s/>(compare with P</text:span><text:span text:style-name="T263">a</text:span><text:span text:style-name="T264">S (10)).</text:span><text:span text:style-name="T265"><text:line-break/>(4)<text:s/></text:span><text:span text:style-name="T266">in sen</text:span><text:span text:style-name="T267">tences with<text:s/></text:span><text:span text:style-name="T268">when-</text:span><text:span text:style-name="T269"><text:s/>and<text:s/></text:span><text:span text:style-name="T270">while</text:span><text:span text:style-name="T271">-clauses</text:span><text:span text:style-name="T272"><text:s/></text:span><text:span text:style-name="T273">to describe an activity in one clause that starts before an action in another clause</text:span><text:span text:style-name="T274"><text:s/>(the 2</text:span><text:span text:style-name="T275">nd</text:span><text:span text:style-name="T276"><text:s/>action is in the Past Simple)</text:span><text:span text:style-name="T277"><text:s/>–<text:s/></text:span><text:span text:style-name="T278">While I was driving, I fell asleep</text:span><text:span text:style-name="T279">.</text:span><text:span text:style-name="T280"><text:line-break/></text:span><text:span text:style-name="T281">(5)<text:s/></text:span><text:span text:style-name="T282">like (4), but</text:span><text:span text:style-name="T283"><text:s/>the activity that starts later may interrupt the first activity<text:s/></text:span><text:span text:style-name="T284">–</text:span><text:span text:style-name="T285"><text:s/></text:span><text:span text:style-name="T286">When I was running, I slipped and fell.</text:span></text:p>
      <text:p text:style-name="P287">(6) Used before verbs of reporting (say, etc.) to provide background information on another past action/activity.</text:p>
      <text:p text:style-name="Normal"><text:span text:style-name="T288"><text:line-break/></text:span><text:span text:style-name="T289">7. We use the<text:s/></text:span><text:span text:style-name="T290">Past Perfect</text:span><text:span text:style-name="T291"><text:s/></text:span><text:span text:style-name="T292">(had + past participle):</text:span></text:p>
      <text:p text:style-name="Normal"><text:span text:style-name="T293">(1)<text:s/></text:span><text:span text:style-name="T294">when we are describing an action with the Past Simple and we want to refer to an action further in the past<text:s/></text:span><text:span text:style-name="T295">–</text:span><text:span text:style-name="T296"><text:s/></text:span><text:span text:style-name="T297">We went to his office, but he had left.</text:span></text:p>
      <text:p text:style-name="Normal"><text:span text:style-name="T298">(2)<text:s/></text:span><text:span text:style-name="T299">for earlier events after clauses with reporting or thinking verbs in the past<text:s/></text:span><text:span text:style-name="T300">–</text:span><text:span text:style-name="T301"><text:s/></text:span><text:span text:style-name="T302">I thought we had won.</text:span><text:span text:style-name="T303"><text:line-break/></text:span><text:span text:style-name="T304">(3) with state verbs</text:span><text:span text:style-name="T305"><text:s/>for events in progress before another event in the past</text:span><text:span text:style-name="T306"><text:s/>–<text:s/></text:span><text:span text:style-name="T307">I ha</text:span><text:span text:style-name="T308">d</text:span><text:span text:style-name="T309"><text:s/>known about that before you mentioned it.</text:span><text:span text:style-name="T310"><text:s/>(compare with PaPC (1)).</text:span><text:span text:style-name="T311"><text:line-break/></text:span><text:span text:style-name="T312">(4)<text:s/></text:span><text:span text:style-name="T313">to describe an action as a result of an</text:span><text:span text:style-name="T314">other</text:span><text:span text:style-name="T315"><text:s/>action before<text:s/></text:span><text:span text:style-name="T316">a past event<text:s/></text:span><text:span text:style-name="T317">–</text:span><text:span text:style-name="T318"><text:s/></text:span><text:span text:style-name="T319">We had made soup and so we offered him some when he came in.</text:span><text:span text:style-name="T320"><text:s/>(compare with PaPC (2)).</text:span></text:p>
      <text:p text:style-name="P321"/>
      <text:p text:style-name="Normal"><text:span text:style-name="T322">8. We use the<text:s/></text:span><text:span text:style-name="T323">Past Perfect Continuous</text:span><text:span text:style-name="T324"><text:s/>(had + been + -ing):</text:span><text:span text:style-name="T325"><text:line-break/></text:span><text:span text:style-name="T326">(1) for events in progress bef</text:span><text:span text:style-name="T327">ore another event in the past (state verbs are not used in this way – instead we use the Past Perfect</text:span><text:span text:style-name="T328"><text:s/>(3)</text:span><text:span text:style-name="T329">)</text:span><text:span text:style-name="T330"><text:s/></text:span><text:span text:style-name="T331">–</text:span><text:span text:style-name="T332"><text:s/></text:span><text:span text:style-name="T333">I had been thinking about that before you mentioned it.</text:span></text:p>
      <text:p text:style-name="Normal"><text:span text:style-name="T334">(2)</text:span><text:span text:style-name="T335"><text:s/></text:span><text:span text:style-name="T336">to describe an action as a process going on before a past event<text:s/></text:span><text:span text:style-name="T337">–</text:span><text:span text:style-name="T338"><text:s/></text:span><text:span text:style-name="T339">We had been making soup so the kitchen was still hot when he came it.</text:span><text:span text:style-name="T340"><text:s/>(compare with PaP (4)).</text:span><text:span text:style-name="T341"><text:line-break/></text:span><text:span text:style-name="T342">---</text:span><text:span text:style-name="T343"><text:line-break/></text:span><text:span text:style-name="T344">9. Future</text:span><text:span text:style-name="T345"><text:s/>Simple</text:span><text:span text:style-name="T346">:<text:s/></text:span><text:span text:style-name="T347">will</text:span><text:span text:style-name="T348"><text:s/>and<text:s/></text:span><text:span text:style-name="T349">shall</text:span><text:span text:style-name="T350">:</text:span><text:span text:style-name="T351"><text:line-break/></text:span><text:span text:style-name="T352">(1)<text:s/></text:span><text:span text:style-name="T353">will -<text:s/></text:span><text:span text:style-name="T354">to give or ask for information about the future<text:s/></text:span><text:span text:style-name="T355">–</text:span><text:span text:style-name="T356"><text:s/></text:span><text:span text:style-name="T357">Christmas will be on a Friday. When will you leave?</text:span></text:p>
      <text:p text:style-name="Normal"><text:span text:style-name="T358">(2)<text:s/></text:span><text:span text:style-name="T359">will -<text:s/></text:span><text:span text:style-name="T360">to talk about<text:s/></text:span><text:span text:style-name="T361">possible future actions<text:s/></text:span><text:span text:style-name="T362">when we make promises, requests or threats<text:s/></text:span><text:span text:style-name="T363">–</text:span><text:span text:style-name="T364"><text:s/></text:span><text:span text:style-name="T365">I won’t tell anyone.</text:span><text:span text:style-name="T366"><text:s/>Will you please go?</text:span><text:span text:style-name="T367"><text:s/></text:span><text:span text:style-name="T368">Stop or I’ll call the police!</text:span></text:p>
      <text:p text:style-name="Normal"><text:span text:style-name="T369">(</text:span><text:span text:style-name="T370">3</text:span><text:span text:style-name="T371">)<text:s/></text:span><text:span text:style-name="T372">will -<text:s/></text:span><text:span text:style-name="T373">for a prediction based on past experience or knowledge –<text:s/></text:span><text:span text:style-name="T374">As soon as the victorious Bulgarian football team lands at the airport, the fans will start celebrating.</text:span></text:p>
      <text:p text:style-name="Normal"><text:span text:style-name="T375">(</text:span><text:span text:style-name="T376">4</text:span><text:span text:style-name="T377">)<text:s/></text:span><text:span text:style-name="T378">will – in predictive conditionals –<text:s/></text:span><text:span text:style-name="T379">We’ll do okay if the test isn’t too difficult.</text:span></text:p>
      <text:p text:style-name="Normal"><text:span text:style-name="T380">(5) will – for a decision made at that moment –<text:s/></text:span><text:span text:style-name="T381">That’s the phone ringing. ~ I’ll get it!</text:span><text:span text:style-name="T382"><text:s/>(compare to “be going to” (3)).</text:span></text:p>
      <text:p text:style-name="Normal"><text:span text:style-name="T383">(</text:span><text:span text:style-name="T384">6</text:span><text:span text:style-name="T385">)<text:s/></text:span><text:span text:style-name="T386">shall</text:span><text:span text:style-name="T387"><text:s/>(+ I/we) – to express determination, or in questions to make offers or suggestions –<text:s/></text:span><text:span text:style-name="T388">We will forgive, but we shall never forget. Shall I make some tea?</text:span><text:span text:style-name="T389"><text:line-break/></text:span></text:p>
      <text:p text:style-name="Normal"><text:span text:style-name="T390">10</text:span><text:span text:style-name="T391">. We use<text:s/></text:span><text:span text:style-name="T392">be going to</text:span><text:span text:style-name="T393">:</text:span><text:span text:style-name="T394"><text:line-break/>(1) for a prediction based on what we feel or think now –<text:s/></text:span><text:span text:style-name="T395">Oh, no, I think I’m going to be sick. We’ve just heard that Anna is going to have a baby.</text:span><text:span text:style-name="T396"><text:line-break/></text:span><text:span text:style-name="T397">(2) would or<text:s/></text:span><text:span text:style-name="T398">was/were going to</text:span><text:span text:style-name="T399"><text:s/>– when we describe a past prediction about the future –<text:s/></text:span><text:span text:style-name="T400">When I was a teenager, I thought I was going to be a rock star and I would never have to work.</text:span><text:span text:style-name="T401"><text:line-break/></text:span><text:span text:style-name="T402">(</text:span><text:span text:style-name="T403">3) for a decision already made –<text:s/></text:span><text:span text:style-name="T404">I’ve decided I’m going to get a new laptop.</text:span></text:p>
      <text:p text:style-name="Normal"><text:span text:style-name="T405"><text:line-break/></text:span><text:span text:style-name="T406">11</text:span><text:span text:style-name="T407">. We use the<text:s/></text:span><text:span text:style-name="T408">Future Conti</text:span><text:span text:style-name="T409">nuous</text:span><text:span text:style-name="T410"><text:s/>(</text:span><text:span text:style-name="T411">will + be + -ing</text:span><text:span text:style-name="T412">)</text:span><text:span text:style-name="T413">:</text:span><text:span text:style-name="T414"><text:line-break/></text:span><text:span text:style-name="T415">(</text:span><text:span text:style-name="T416">1)</text:span><text:span text:style-name="T417"><text:s/>to talk about future actions in progress at a particular time<text:s/></text:span><text:span text:style-name="T418">–</text:span><text:span text:style-name="T419"><text:s/></text:span><text:span text:style-name="T420">Next week at this time, you will be lying on the beach and we’ll all still be working here.</text:span><text:span text:style-name="T421"><text:line-break/></text:span><text:span text:style-name="T422">(2)<text:s/></text:span><text:span text:style-name="T423">as a way of expressing plans or intentions<text:s/></text:span><text:span text:style-name="T424">–</text:span><text:span text:style-name="T425"><text:s/></text:span><text:span text:style-name="T426">I’ll be sending in my application tomorrow. Will you be using the car later or can I have it?</text:span></text:p>
      <text:p text:style-name="Normal"><text:span text:style-name="T427"><text:line-break/></text:span><text:span text:style-name="T428">12</text:span><text:span text:style-name="T429">. We use the<text:s/></text:span><text:span text:style-name="T430">Future Perfect</text:span><text:span text:style-name="T431"><text:s/>(will + have + past participle):</text:span><text:span text:style-name="T432"><text:line-break/></text:span><text:span text:style-name="T433">(1) to say that something will be completed by a particular time<text:s/></text:span><text:span text:style-name="T434">–</text:span><text:span text:style-name="T435"><text:s/></text:span><text:span text:style-name="T436">By next summer I will have finished my<text:s/></text:span><text:span text:style-name="T437">degree. ; It’s<text:s/></text:span><text:span text:style-name="T438">6 already. Will John have left work already?</text:span></text:p>
      <text:p text:style-name="Normal"><text:span text:style-name="T439"><text:line-break/></text:span><text:span text:style-name="T440">13</text:span><text:span text:style-name="T441">. We use the<text:s/></text:span><text:span text:style-name="T442">Future Perfect Continuous</text:span><text:span text:style-name="T443"><text:s/></text:span><text:span text:style-name="T444">(will + have been + -ing)</text:span><text:span text:style-name="T445"><text:line-break/></text:span><text:span text:style-name="T446">(1)<text:s/></text:span><text:span text:style-name="T447">when we look ahead<text:s/></text:span><text:span text:style-name="T448">to a future time<text:s/></text:span><text:span text:style-name="T449">and imagine<text:s/></text:span><text:span text:style-name="T450">an action lasting<text:s/></text:span><text:span text:style-name="T451">from a point<text:s/></text:span><text:span text:style-name="T452">before that time<text:s/></text:span><text:span text:style-name="T453">up to that future time<text:s/></text:span><text:span text:style-name="T454">–</text:span><text:span text:style-name="T455"><text:s/></text:span><text:span text:style-name="T456">On the 10</text:span><text:span text:style-name="T457">th</text:span><text:span text:style-name="T458"><text:s/>of this month,<text:s/></text:span><text:span text:style-name="T459">I will have been living here for exactly 10 years.</text:span></text:p>
      <text:p text:style-name="P460"><text:span text:style-name="T461"><text:line-break/></text:span><text:span text:style-name="T462">(</text:span><text:span text:style-name="T463">download an<text:s/></text:span><text:span text:style-name="T464">older version</text:span><text:span text:style-name="T465"><text:s/>of the above text</text:span><text:span text:style-name="T466"><text:s/>without</text:span><text:span text:style-name="T467"><text:s/>the</text:span><text:span text:style-name="T468"><text:line-break/></text:span><text:span text:style-name="T469"><text:s/>2<text:s/></text:span><text:span text:style-name="T470">extra<text:s/></text:span><text:span text:style-name="T471">sentences added to the above version</text:span><text:span text:style-name="T472"><text:s/>for comprehensiveness</text:span><text:span text:style-name="T473">:</text:span><text:span text:style-name="T474"><text:line-break/></text:span><text:a xlink:href="http://www.mediafire.com/file/ulb2di2d992l4k7/Tenses_CS.doc/file" office:target-frame-name="_top" xlink:show="replace"><text:span text:style-name="T475">http://www.mediafire.com/file/ulb2di2d992l4k7/Tenses_CS.doc/file</text:span></text:a><text:span text:style-name="T476"><text:s/>)</text:span></text:p>
      <text:p text:style-name="P477">* * *</text:p>
      <text:p text:style-name="P478">THE SAME TABLE LIST OF VERB TENSES IN MODERN ENGLISH<text:s/><text:line-break/>(SUMMARY WITH EXAMPLES)<text:line-break/></text:p>
      <text:p text:style-name="Normal"><text:span text:style-name="T479">excerpted from the book<text:s/></text:span><text:span text:style-name="T480">‘</text:span><text:span text:style-name="T481">Английска граматика с упражнения (за всички системи на обучение) --- за ученици, кандидат-студенти, студенти и преподаватели</text:span><text:span text:style-name="T482">’</text:span><text:span text:style-name="T483">. Снежена Боянова и Лена Илиева.<text:s/></text:span><text:span text:style-name="T484">English Grammar --- Millenium Edition. ISBN: 954-9607-33-X.<text:s/></text:span><text:span text:style-name="T485">Издателство „Габеров“ (</text:span><text:span text:style-name="T486">Gaberoff).<text:s/></text:span><text:a xlink:href="mailto:gaberoff@yahoo.com" office:target-frame-name="_top" xlink:show="replace"><text:span text:style-name="T487">gaberoff@yahoo.com</text:span></text:a><text:span text:style-name="T488"><text:s/></text:span><text:span text:style-name="T489">, p. 315 ---<text:s/></text:span><text:span text:style-name="T490">„Приложение 4</text:span><text:span text:style-name="T491">:<text:s/></text:span><text:span text:style-name="T492">Таблица с глаголните времена в деятелен и страдателен залог“</text:span></text:p>
      <text:p text:style-name="Normal"/>
      <text:p text:style-name="P493">Приложение 4 – ТАБЛИЦА С ГЛАГОЛНИТЕ ВРЕМЕНА В ДЕЯТЕЛЕН И СТРАДАТЕЛЕН ЗАЛОГ</text:p>
      <text:p text:style-name="Normal"/>
      <text:p text:style-name="P494">Деятелен залог</text:p>
      <table:table table:style-name="Table495">
        <table:table-columns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сегашно просто време</text:p>
            <text:p text:style-name="P501">сегашно продължително време</text:p>
            <text:p text:style-name="P502">сегашно перфектно време</text:p>
            <text:p text:style-name="Normal"><text:span text:style-name="T503">сегашно перфектно продължително време</text:span></text:p>
            <text:p text:style-name="P504">минало просто време</text:p>
            <text:p text:style-name="P505">минало продължително време</text:p>
            <text:p text:style-name="P506">минало перфектно време</text:p>
            <text:p text:style-name="Normal"><text:span text:style-name="T507">минало перфектно<text:s/></text:span><text:span text:style-name="T508">продължително време</text:span></text:p>
            <text:p text:style-name="P509">бъдеще просто време</text:p>
            <text:p text:style-name="P510">бъдеще продължително време</text:p>
            <text:p text:style-name="P511">бъдеще перфектно време</text:p>
            <text:p text:style-name="P512">бъдеще перфектно продължително време</text:p>
            <text:p text:style-name="Normal"><text:span text:style-name="T513">бъдеще просто<text:s/></text:span><text:span text:style-name="T514">[</text:span><text:span text:style-name="T515">време</text:span><text:span text:style-name="T516">]<text:s/></text:span><text:span text:style-name="T517">в миналото</text:span></text:p>
            <text:p text:style-name="Normal"><text:span text:style-name="T518">бъдеще продължително<text:s/></text:span><text:span text:style-name="T519">[</text:span><text:span text:style-name="T520">време</text:span><text:span text:style-name="T521">]<text:s/></text:span><text:span text:style-name="T522">в миналото</text:span></text:p>
            <text:p text:style-name="Normal"><text:span text:style-name="T523">бъдеще перфектно<text:s/></text:span><text:span text:style-name="T524">[</text:span><text:span text:style-name="T525">време</text:span><text:span text:style-name="T526">]<text:s/></text:span><text:span text:style-name="T527">в миналото</text:span></text:p>
            <text:p text:style-name="Normal"><text:span text:style-name="T528">бъдеще перфектно продължително</text:span><text:span text:style-name="T529"><text:s/></text:span><text:span text:style-name="T530">[</text:span><text:span text:style-name="T531">време</text:span><text:span text:style-name="T532">]</text:span><text:span text:style-name="T533"><text:s/>в миналото</text:span></text:p>
          </table:table-cell>
          <table:table-cell table:style-name="TableCell534">
            <text:p text:style-name="Normal"><text:span text:style-name="T535">He<text:s/></text:span><text:span text:style-name="T536">plans</text:span><text:span text:style-name="T537"><text:s/>their trips.</text:span></text:p>
            <text:p text:style-name="Normal"><text:span text:style-name="T538">He<text:s/></text:span><text:span text:style-name="T539">is planning</text:span><text:span text:style-name="T540"><text:s/>their trip.</text:span></text:p>
            <text:p text:style-name="Normal"><text:span text:style-name="T541">He<text:s/></text:span><text:span text:style-name="T542">has planned</text:span><text:span text:style-name="T543"><text:s/>their trip.</text:span></text:p>
            <text:p text:style-name="Normal"><text:span text:style-name="T544">He<text:s/></text:span><text:span text:style-name="T545">has been planning</text:span><text:span text:style-name="T546"><text:s/>their trip.</text:span></text:p>
            <text:p text:style-name="Normal"><text:span text:style-name="T547">He<text:s/></text:span><text:span text:style-name="T548">planned</text:span><text:span text:style-name="T549"><text:s/>their trip.</text:span></text:p>
            <text:p text:style-name="Normal"><text:span text:style-name="T550">He<text:s/></text:span><text:span text:style-name="T551">was planning</text:span><text:span text:style-name="T552"><text:s/>their trip.</text:span></text:p>
            <text:p text:style-name="Normal"><text:span text:style-name="T553">He<text:s/></text:span><text:span text:style-name="T554">had planned</text:span><text:span text:style-name="T555"><text:s/>their trip.</text:span></text:p>
            <text:p text:style-name="Normal"><text:span text:style-name="T556">He<text:s/></text:span><text:span text:style-name="T557">had been planning</text:span><text:span text:style-name="T558"><text:s/>their trip.</text:span></text:p>
            <text:p text:style-name="Normal"><text:span text:style-name="T559">He<text:s/></text:span><text:span text:style-name="T560">will plan</text:span><text:span text:style-name="T561"><text:s/>their trip.</text:span></text:p>
            <text:p text:style-name="Normal"><text:span text:style-name="T562">He<text:s/></text:span><text:span text:style-name="T563">will be planning</text:span><text:span text:style-name="T564"><text:s/>their trip.</text:span></text:p>
            <text:p text:style-name="Normal"><text:span text:style-name="T565">He<text:s/></text:span><text:span text:style-name="T566">will have planned</text:span><text:span text:style-name="T567"><text:s/>their trip.</text:span></text:p>
            <text:p text:style-name="Normal"><text:span text:style-name="T568">He<text:s/></text:span><text:span text:style-name="T569">will have been planning</text:span><text:span text:style-name="T570"><text:s/>their trip.</text:span></text:p>
            <text:p text:style-name="Normal"><text:span text:style-name="T571">He<text:s/></text:span><text:span text:style-name="T572">would plan</text:span><text:span text:style-name="T573"><text:s/>their trip.</text:span></text:p>
            <text:p text:style-name="Normal"><text:span text:style-name="T574">He<text:s/></text:span><text:span text:style-name="T575">would be planning</text:span><text:span text:style-name="T576"><text:s/>their trip.</text:span></text:p>
            <text:p text:style-name="Normal"><text:span text:style-name="T577">He<text:s/></text:span><text:span text:style-name="T578">would have planned</text:span><text:span text:style-name="T579"><text:s/>their trip.</text:span></text:p>
            <text:p text:style-name="Normal"><text:span text:style-name="T580">He<text:s/></text:span><text:span text:style-name="T581">would have been planning</text:span><text:span text:style-name="T582"><text:s/>their trip.</text:span></text:p>
          </table:table-cell>
        </table:table-row>
      </table:table>
      <text:p text:style-name="Normal"/>
      <text:p text:style-name="P583">Страдателен залог</text:p>
      <table:table table:style-name="Table584">
        <table:table-columns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сегашно просто време</text:p>
            <text:p text:style-name="P590">сегашно продължително време</text:p>
            <text:p text:style-name="Normal"><text:span text:style-name="T591">сегашно перфектно време</text:span></text:p>
            <text:p text:style-name="P592">минало просто време</text:p>
            <text:p text:style-name="P593">минало продължително време</text:p>
            <text:p text:style-name="Normal"><text:span text:style-name="T594">минало перфектно време</text:span></text:p>
            <text:p text:style-name="P595">бъдеще просто време</text:p>
            <text:p text:style-name="P596">бъдеще перфектно време</text:p>
            <text:p text:style-name="Normal"><text:span text:style-name="T597">бъдеще просто<text:s/></text:span><text:span text:style-name="T598">[</text:span><text:span text:style-name="T599">време</text:span><text:span text:style-name="T600">]<text:s/></text:span><text:span text:style-name="T601">в миналото</text:span></text:p>
            <text:p text:style-name="Normal"><text:span text:style-name="T602">бъдеще перфектно<text:s/></text:span><text:span text:style-name="T603">[</text:span><text:span text:style-name="T604">време</text:span><text:span text:style-name="T605">]<text:s/></text:span><text:span text:style-name="T606">в миналото</text:span></text:p>
          </table:table-cell>
          <table:table-cell table:style-name="TableCell607">
            <text:p text:style-name="Normal"><text:span text:style-name="T608">Their trip<text:s/></text:span><text:span text:style-name="T609">is planned</text:span><text:span text:style-name="T610">.</text:span></text:p>
            <text:p text:style-name="Normal"><text:span text:style-name="T611">Their trip<text:s/></text:span><text:span text:style-name="T612">is being</text:span><text:span text:style-name="T613"><text:s/>planned</text:span><text:span text:style-name="T614">.</text:span></text:p>
            <text:p text:style-name="Normal"><text:span text:style-name="T615">Their trip<text:s/></text:span><text:span text:style-name="T616">has been planned</text:span><text:span text:style-name="T617">.</text:span></text:p>
            <text:p text:style-name="Normal"><text:span text:style-name="T618">Their trip<text:s/></text:span><text:span text:style-name="T619">was planned</text:span><text:span text:style-name="T620">.</text:span></text:p>
            <text:p text:style-name="Normal"><text:span text:style-name="T621">Their trip<text:s/></text:span><text:span text:style-name="T622">was being</text:span><text:span text:style-name="T623"><text:s/>planned</text:span><text:span text:style-name="T624">.</text:span></text:p>
            <text:p text:style-name="Normal"><text:span text:style-name="T625">Their trip<text:s/></text:span><text:span text:style-name="T626">had been planned</text:span><text:span text:style-name="T627">.</text:span></text:p>
            <text:p text:style-name="Normal"><text:span text:style-name="T628">Their trip<text:s/></text:span><text:span text:style-name="T629">will be planned</text:span><text:span text:style-name="T630">.</text:span></text:p>
            <text:p text:style-name="Normal"><text:span text:style-name="T631">Their trip<text:s/></text:span><text:span text:style-name="T632">will have been</text:span><text:span text:style-name="T633"><text:s/>planned</text:span><text:span text:style-name="T634">.</text:span></text:p>
            <text:p text:style-name="Normal"><text:span text:style-name="T635">Their trip<text:s/></text:span><text:span text:style-name="T636">would be</text:span><text:span text:style-name="T637"><text:s/>planned</text:span><text:span text:style-name="T638">.</text:span></text:p>
            <text:p text:style-name="Normal"><text:span text:style-name="T639">Their trip<text:s/></text:span><text:span text:style-name="T640">would have been</text:span><text:span text:style-name="T641"><text:s/>planned</text:span><text:span text:style-name="T642">.</text:span></text:p>
          </table:table-cell>
        </table:table-row>
      </table:table>
      <text:p text:style-name="Normal"/>
      <text:p text:style-name="P643">Reported Speech (Direct and Indirect Speech)</text:p>
      <table:table table:style-name="Table644">
        <table:table-columns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Normal"><text:span text:style-name="T649">Пряка реч (</text:span><text:span text:style-name="T650">Direct Speech)</text:span></text:p>
          </table:table-cell>
          <table:table-cell table:style-name="TableCell651">
            <text:p text:style-name="Normal"><text:span text:style-name="T652">Непряка реч (</text:span><text:span text:style-name="T653">Reported Speech)</text:span></text:p>
          </table:table-cell>
        </table:table-row>
        <table:table-row table:style-name="TableRow654">
          <table:table-cell table:style-name="TableCell655">
            <text:p text:style-name="Normal"><text:span text:style-name="T656">Present Simple<text:s/></text:span><text:span text:style-name="T657">— I play.</text:span></text:p>
          </table:table-cell>
          <table:table-cell table:style-name="TableCell658">
            <text:p text:style-name="Normal"><text:span text:style-name="T659">-&gt; Past Simple<text:s/></text:span><text:span text:style-name="T660">— I played.</text:span></text:p>
          </table:table-cell>
        </table:table-row>
        <table:table-row table:style-name="TableRow661">
          <table:table-cell table:style-name="TableCell662">
            <text:p text:style-name="Normal"><text:span text:style-name="T663">Present Continuous — I am playing</text:span><text:span text:style-name="T664"><text:s/>[the Game]</text:span><text:span text:style-name="T665">.</text:span></text:p>
          </table:table-cell>
          <table:table-cell table:style-name="TableCell666">
            <text:p text:style-name="P667">-&gt; Past Continuous — I was playing.</text:p>
          </table:table-cell>
        </table:table-row>
        <table:table-row table:style-name="TableRow668">
          <table:table-cell table:style-name="TableCell669">
            <text:p text:style-name="P670">Present Perfect — I have played.</text:p>
          </table:table-cell>
          <table:table-cell table:style-name="TableCell671">
            <text:p text:style-name="P672">-&gt; Past Perfect — I had played.</text:p>
          </table:table-cell>
        </table:table-row>
        <table:table-row table:style-name="TableRow673">
          <table:table-cell table:style-name="TableCell674">
            <text:p text:style-name="P675">Present Perfect Continuous — I have been playing.</text:p>
          </table:table-cell>
          <table:table-cell table:style-name="TableCell676">
            <text:p text:style-name="P677">-&gt; Past Perfect Continuous — I had been playing.</text:p>
          </table:table-cell>
        </table:table-row>
        <table:table-row table:style-name="TableRow678">
          <table:table-cell table:style-name="TableCell679">
            <text:p text:style-name="P680">Past Simple — I played.</text:p>
          </table:table-cell>
          <table:table-cell table:style-name="TableCell681">
            <text:p text:style-name="P682">-&gt; Past Perfect — I had played.</text:p>
          </table:table-cell>
        </table:table-row>
        <table:table-row table:style-name="TableRow683">
          <table:table-cell table:style-name="TableCell684">
            <text:p text:style-name="P685">Past Continuous — I was playing.</text:p>
          </table:table-cell>
          <table:table-cell table:style-name="TableCell686">
            <text:p text:style-name="P687">-&gt; Past Perfect Continuous — I had been playing.</text:p>
          </table:table-cell>
        </table:table-row>
        <table:table-row table:style-name="TableRow688">
          <table:table-cell table:style-name="TableCell689">
            <text:p text:style-name="P690">Past Perfect — I had played.</text:p>
          </table:table-cell>
          <table:table-cell table:style-name="TableCell691">
            <text:p text:style-name="Normal"><text:span text:style-name="T692">-&gt;<text:s/></text:span><text:span text:style-name="T693">(</text:span><text:span text:style-name="T694">без промяна<text:s/></text:span><text:span text:style-name="T695">/ no change, i.e. the same)</text:span></text:p>
          </table:table-cell>
        </table:table-row>
        <table:table-row table:style-name="TableRow696">
          <table:table-cell table:style-name="TableCell697">
            <text:p text:style-name="P698">Past Perfect Continuous — I had been playing.</text:p>
          </table:table-cell>
          <table:table-cell table:style-name="TableCell699">
            <text:p text:style-name="Normal"><text:span text:style-name="T700">-&gt;<text:s/></text:span><text:span text:style-name="T701">(</text:span><text:span text:style-name="T702">без промяна<text:s/></text:span><text:span text:style-name="T703">/ no change, i.e. the same)</text:span></text:p>
          </table:table-cell>
        </table:table-row>
        <table:table-row table:style-name="TableRow704">
          <table:table-cell table:style-name="TableCell705">
            <text:p text:style-name="P706">Future Simple — I will/shall play.</text:p>
          </table:table-cell>
          <table:table-cell table:style-name="TableCell707">
            <text:p text:style-name="P708">-&gt; Future Simple in the Past — I would/should play.</text:p>
          </table:table-cell>
        </table:table-row>
        <table:table-row table:style-name="TableRow709">
          <table:table-cell table:style-name="TableCell710">
            <text:p text:style-name="P711">Future Continuous — I will/shall be playing.</text:p>
          </table:table-cell>
          <table:table-cell table:style-name="TableCell712">
            <text:p text:style-name="P713">-&gt; Future Continuous in the Past — I would/should be playing.</text:p>
          </table:table-cell>
        </table:table-row>
        <table:table-row table:style-name="TableRow714">
          <table:table-cell table:style-name="TableCell715">
            <text:p text:style-name="P716">Future Perfect — I will/shall have played.</text:p>
          </table:table-cell>
          <table:table-cell table:style-name="TableCell717">
            <text:p text:style-name="Normal"><text:span text:style-name="T718">-&gt; Future Perfect in the Past — I would/should have played.</text:span></text:p>
          </table:table-cell>
        </table:table-row>
        <table:table-row table:style-name="TableRow719">
          <table:table-cell table:style-name="TableCell720">
            <text:p text:style-name="Normal"><text:span text:style-name="T721">Future Perfect Continuous — I will/shall have been playing.</text:span></text:p>
          </table:table-cell>
          <table:table-cell table:style-name="TableCell722">
            <text:p text:style-name="Normal"><text:span text:style-name="T723">-&gt; Future Perfect Continuous in the Past — I would/should have been playing.</text:span></text:p>
          </table:table-cell>
        </table:table-row>
        <table:table-row table:style-name="TableRow724">
          <table:table-cell table:style-name="TableCell725" table:number-columns-spanned="2">
            <text:p text:style-name="P726"/>
            <text:p text:style-name="P727">FORMS OF THE VERB ‘TO BE (I<text:s/>AM)’<text:s/>(TO BE&amp;NOT TO BE = YinYang existence)<text:s/></text:p>
            <text:p text:style-name="P728">IN DIRECT SPEECH &amp;<text:s/></text:p>
            <text:p text:style-name="P729">THEIR CORRESPONDENCE IN INDIRECT SPEECH</text:p>
            <text:p text:style-name="P730"/>
          </table:table-cell>
          <table:covered-table-cell/>
        </table:table-row>
        <table:table-row table:style-name="TableRow731">
          <table:table-cell table:style-name="TableCell732">
            <text:p text:style-name="P733">am/is/are</text:p>
            <text:p text:style-name="P734">was/were</text:p>
            <text:p text:style-name="P735">have/has</text:p>
            <text:p text:style-name="P736">had</text:p>
            <text:p text:style-name="P737">do/does</text:p>
            <text:p text:style-name="P738">did</text:p>
            <text:p text:style-name="P739">can</text:p>
            <text:p text:style-name="P740">must</text:p>
            <text:p text:style-name="P741">could</text:p>
            <text:p text:style-name="P742">had to</text:p>
            <text:p text:style-name="P743">have to</text:p>
            <text:p text:style-name="P744">should</text:p>
            <text:p text:style-name="P745">might</text:p>
            <text:p text:style-name="P746">may</text:p>
            <text:p text:style-name="P747">ought to</text:p>
            <text:p text:style-name="P748">will</text:p>
          </table:table-cell>
          <table:table-cell table:style-name="TableCell749">
            <text:p text:style-name="P750">was/were</text:p>
            <text:p text:style-name="P751">had been</text:p>
            <text:p text:style-name="P752">had</text:p>
            <text:p text:style-name="P753">had had</text:p>
            <text:p text:style-name="P754">did</text:p>
            <text:p text:style-name="P755">had done</text:p>
            <text:p text:style-name="P756">could</text:p>
            <text:p text:style-name="P757">had to</text:p>
            <text:p text:style-name="Normal"><text:span text:style-name="T758">(</text:span><text:span text:style-name="T759">без промяна<text:s/></text:span><text:span text:style-name="T760">/ no change, i.e. the same)</text:span></text:p>
            <text:p text:style-name="Normal"><text:span text:style-name="T761">(</text:span><text:span text:style-name="T762">без промяна<text:s/></text:span><text:span text:style-name="T763">/ no change, i.e. the same)</text:span></text:p>
            <text:p text:style-name="P764">had to</text:p>
            <text:p text:style-name="Normal"><text:span text:style-name="T765">(</text:span><text:span text:style-name="T766">без промяна<text:s/></text:span><text:span text:style-name="T767">/ no change, i.e. the same)</text:span></text:p>
            <text:p text:style-name="Normal"><text:span text:style-name="T768">(</text:span><text:span text:style-name="T769">без промяна<text:s/></text:span><text:span text:style-name="T770">/ no change, i.e. the same)</text:span></text:p>
            <text:p text:style-name="Normal"><text:span text:style-name="T771">(</text:span><text:span text:style-name="T772">без промяна<text:s/></text:span><text:span text:style-name="T773">/ no change, i.e. the same)</text:span></text:p>
            <text:p text:style-name="Normal"><text:span text:style-name="T774">(</text:span><text:span text:style-name="T775">без промяна<text:s/></text:span><text:span text:style-name="T776">/ no change, i.e. the same)</text:span></text:p>
            <text:p text:style-name="Normal"><text:span text:style-name="T777">would</text:span></text:p>
          </table:table-cell>
        </table:table-row>
      </table:table>
      <text:p text:style-name="P778"/>
      <text:p text:style-name="Normal"/>
      <text:p text:style-name="Normal">Плюс други раздели от същата книга<text:span text:style-name="T779">:</text:span></text:p>
      <text:p text:style-name="P780"/>
      <text:p text:style-name="Normal"><text:span text:style-name="T781">+ (p.)<text:s/></text:span>…</text:p>
      <text:p text:style-name="Normal"><text:span text:style-name="T782">+<text:s/></text:span>(<text:span text:style-name="T783">p.</text:span>) стр.<text:span text:style-name="T784"><text:s/>162:<text:s/></text:span>Модални глаголи<text:span text:style-name="T785"><text:s/>(Modal Verbs)</text:span></text:p>
      <text:p text:style-name="Normal"><text:span text:style-name="T786">+<text:s/></text:span>(<text:span text:style-name="T787">p.</text:span>) стр.<text:span text:style-name="T788"><text:s/>180:<text:s/></text:span><text:span text:style-name="T789">Страдателен залог</text:span><text:span text:style-name="T790"><text:s/>(Passive Voice</text:span><text:span text:style-name="T791"><text:s/>vs. Active Voice)</text:span></text:p>
      <text:p text:style-name="Normal">+<text:s/>(<text:span text:style-name="T792">p.</text:span>) стр.<text:span text:style-name="T793"><text:s/>192:<text:s/></text:span><text:span text:style-name="T794">Пряка и непряка реч</text:span><text:span text:style-name="T795"><text:s/>(Direct and Indirect Speech)</text:span></text:p>
      <text:p text:style-name="Normal"><text:span text:style-name="T796">+<text:s/></text:span>(<text:span text:style-name="T797">p.</text:span>) стр.<text:span text:style-name="T798"><text:s/>204:<text:s/></text:span><text:span text:style-name="T799">Условни изречения</text:span><text:span text:style-name="T800"><text:s/>(Conditional Sentences): …, if, will/would (have); can/could; may/might; may/can; must; should, had better; (Zero Conditional), First Conditional, Second Conditional, Third Conditional, Mixed Conditional</text:span></text:p>
      <text:p text:style-name="Normal">+<text:span text:style-name="T801"><text:s/></text:span>(<text:span text:style-name="T802">p.</text:span>) стр.<text:span text:style-name="T803"><text:s/>215:<text:s/></text:span>Нелични глаголни форми<text:span text:style-name="T804"><text:s/>(Nonfinite Verb Forms: The Infinitive; -ING Forms; Past Participle;<text:s/></text:span><text:span text:style-name="T805">… ;<text:s/></text:span><text:span text:style-name="T806">)</text:span><text:line-break/><text:span text:style-name="T807">+<text:s/></text:span>и т.н.</text:p>
      <text:p text:style-name="P808"/>
      <text:p text:style-name="P809"/>
      <text:p text:style-name="Normal"><text:span text:style-name="T810">used to =<text:s/></text:span>повтаряемост в миналото, свързано с настоящето<text:span text:style-name="T811"><text:line-break/>would =<text:s/></text:span>циклична повтаряемост, несвързана с настоящето<text:line-break/><text:span text:style-name="T812">Past Simple</text:span><text:span text:style-name="T813"><text:line-break/>Past Continuous</text:span></text:p>
      <text:p text:style-name="P814"/>
      <text:p text:style-name="Normal"><text:span text:style-name="T815">…</text:span><text:span text:style-name="T816"><text:line-break/></text:span><text:span text:style-name="T817"><text:line-break/></text:span><text:span text:style-name="T818">A VERY GOOD ENGLISH&lt;-&gt;BULGARIAN TRANSLATION IS ABOUT MASTERFUL SORTA-LIBERAL YET-SORTA-EXACT<text:s/></text:span><text:span text:style-name="T819">INTERPRETATION</text:span><text:span text:style-name="T820">-TRANSLATION</text:span><text:span text:style-name="T821"><text:s/></text:span><text:span text:style-name="T822">NOT</text:span><text:span text:style-name="T823"><text:s/>LITERAL TRANSLATION<text:s/></text:span><text:span text:style-name="T824">MOST OF THE TIM</text:span><text:span text:style-name="T825">E</text:span><text:span text:style-name="T826">. . .</text:span></text:p>
      <text:p text:style-name="P827"/>
      <text:p text:style-name="P8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bg" fo:country="BG" style:language-asian="bg" style:country-asian="BG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erb Tenses in Modern English (глаголни (сказуемни) времена в модерния английски език)</dc:title>
    <dc:description>produced by ve4ernik/sahwar ( https://sites.google.com/view/ve4ernik ; https://github.com/sahwar/Bulogos/ ; sources: personal notes from the lectures in English philology at Plovdiv University)</dc:description>
    <dc:subject/>
    <meta:keyword>table list of English verb tenses;list of all English verb tenses</meta:keyword>
    <meta:initial-creator>Paviy Votrokiy;sahwar/ve4ernik@gmail.com</meta:initial-creator>
    <dc:creator>Ivan</dc:creator>
    <meta:creation-date>2020-02-12T23:07:00Z</meta:creation-date>
    <dc:date>2020-02-12T23:07:00Z</dc:date>
    <meta:print-date>2020-02-12T22:52:00Z</meta:print-date>
    <meta:template xlink:href="Normal.dotm" xlink:type="simple"/>
    <meta:editing-cycles>2</meta:editing-cycles>
    <meta:editing-duration>PT120S</meta:editing-duration>
    <meta:document-statistic meta:page-count="1" meta:paragraph-count="29" meta:word-count="2182" meta:character-count="14592" meta:row-count="103" meta:non-whitespace-character-count="12439"/>
  </office:meta>
</office:document-meta>
</file>